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5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4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5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0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1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2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0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AH_Zones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AH_Zones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AH_Zones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AH_Zones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AH_Zones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g>
            <draw:line draw:style-name="gr7" draw:text-style-name="P7" draw:layer="Walls" svg:x1="19.821cm" svg:y1="20.452cm" svg:x2="19.821cm" svg:y2="29.602cm">
              <text:p/>
            </draw:line>
            <draw:line draw:style-name="gr7" draw:text-style-name="P7" draw:layer="Walls" svg:x1="19.821cm" svg:y1="20.452cm" svg:x2="19.851cm" svg:y2="11.901cm">
              <text:p/>
            </draw:line>
            <draw:line draw:style-name="gr7" draw:text-style-name="P7" draw:layer="Walls" svg:x1="27.816cm" svg:y1="16.002cm" svg:x2="23.371cm" svg:y2="16.002cm">
              <text:p/>
            </draw:line>
            <draw:line draw:style-name="gr7" draw:text-style-name="P7" draw:layer="Walls" svg:x1="23.371cm" svg:y1="16.002cm" svg:x2="23.371cm" svg:y2="12.602cm">
              <text:p/>
            </draw:line>
            <draw:line draw:style-name="gr7" draw:text-style-name="P7" draw:layer="Walls" svg:x1="23.371cm" svg:y1="12.602cm" svg:x2="27.819cm" svg:y2="12.602cm">
              <text:p/>
            </draw:line>
            <draw:line draw:style-name="gr7" draw:text-style-name="P7" draw:layer="Walls" svg:x1="27.816cm" svg:y1="11.915cm" svg:x2="21.572cm" svg:y2="11.915cm">
              <text:p/>
            </draw:line>
            <draw:line draw:style-name="gr7" draw:text-style-name="P7" draw:layer="Walls" svg:x1="19.851cm" svg:y1="11.901cm" svg:x2="19.851cm" svg:y2="2.347cm">
              <text:p/>
            </draw:line>
            <draw:line draw:style-name="gr7" draw:text-style-name="P7" draw:layer="Walls" svg:x1="30.77cm" svg:y1="20.776cm" svg:x2="31.871cm" svg:y2="19.492cm">
              <text:p/>
            </draw:line>
            <draw:line draw:style-name="gr7" draw:text-style-name="P7" draw:layer="Walls" svg:x1="31.871cm" svg:y1="19.492cm" svg:x2="34.071cm" svg:y2="19.492cm">
              <text:p/>
            </draw:line>
            <draw:line draw:style-name="gr7" draw:text-style-name="P7" draw:layer="Walls" svg:x1="34.07cm" svg:y1="17.758cm" svg:x2="31.38cm" svg:y2="16.233cm">
              <text:p/>
            </draw:line>
            <draw:line draw:style-name="gr7" draw:text-style-name="P7" draw:layer="Walls" svg:x1="31.38cm" svg:y1="16.233cm" svg:x2="31.095cm" svg:y2="15.921cm">
              <text:p/>
            </draw:line>
            <draw:line draw:style-name="gr7" draw:text-style-name="P7" draw:layer="Walls" svg:x1="31.095cm" svg:y1="15.921cm" svg:x2="30.852cm" svg:y2="15.533cm">
              <text:p/>
            </draw:line>
            <draw:line draw:style-name="gr7" draw:text-style-name="P7" draw:layer="Walls" svg:x1="30.852cm" svg:y1="15.533cm" svg:x2="30.737cm" svg:y2="15.152cm">
              <text:p/>
            </draw:line>
            <draw:line draw:style-name="gr7" draw:text-style-name="P7" draw:layer="Walls" svg:x1="30.737cm" svg:y1="15.152cm" svg:x2="30.737cm" svg:y2="14.701cm">
              <text:p/>
            </draw:line>
            <draw:line draw:style-name="gr7" draw:text-style-name="P7" draw:layer="Walls" svg:x1="30.737cm" svg:y1="14.701cm" svg:x2="30.721cm" svg:y2="13.907cm">
              <text:p/>
            </draw:line>
            <draw:line draw:style-name="gr7" draw:text-style-name="P7" draw:layer="Walls" svg:x1="28.993cm" svg:y1="11.915cm" svg:x2="27.816cm" svg:y2="11.915cm">
              <text:p/>
            </draw:line>
            <draw:line draw:style-name="gr7" draw:text-style-name="P7" draw:layer="Walls" svg:x1="28.993cm" svg:y1="11.915cm" svg:x2="38.62cm" svg:y2="11.915cm">
              <text:p/>
            </draw:line>
            <draw:line draw:style-name="gr7" draw:text-style-name="P7" draw:layer="Walls" svg:x1="40.335cm" svg:y1="13.907cm" svg:x2="30.737cm" svg:y2="13.907cm">
              <text:p/>
            </draw:line>
            <draw:line draw:style-name="gr7" draw:text-style-name="P7" draw:layer="Walls" svg:x1="38.981cm" svg:y1="11.219cm" svg:x2="38.471cm" svg:y2="9.902cm">
              <text:p/>
            </draw:line>
            <draw:line draw:style-name="gr7" draw:text-style-name="P7" draw:layer="Walls" svg:x1="38.581cm" svg:y1="11.911cm" svg:x2="38.981cm" svg:y2="11.219cm">
              <text:p/>
            </draw:line>
            <draw:line draw:style-name="gr7" draw:text-style-name="P7" draw:layer="Walls" svg:x1="40.682cm" svg:y1="7.53cm" svg:x2="38.974cm" svg:y2="7.527cm">
              <text:p/>
            </draw:line>
            <draw:line draw:style-name="gr7" draw:text-style-name="P7" draw:layer="Walls" svg:x1="38.974cm" svg:y1="7.527cm" svg:x2="38.974cm" svg:y2="7.028cm">
              <text:p/>
            </draw:line>
            <draw:line draw:style-name="gr7" draw:text-style-name="P7" draw:layer="Walls" svg:x1="35.052cm" svg:y1="9.568cm" svg:x2="36.356cm" svg:y2="9.568cm">
              <text:p/>
            </draw:line>
            <draw:line draw:style-name="gr7" draw:text-style-name="P7" draw:layer="Walls" svg:x1="36.356cm" svg:y1="9.568cm" svg:x2="36.34cm" svg:y2="7.503cm">
              <text:p/>
            </draw:line>
            <draw:line draw:style-name="gr7" draw:text-style-name="P7" draw:layer="Walls" svg:x1="36.34cm" svg:y1="7.503cm" svg:x2="37.48cm" svg:y2="7.497cm">
              <text:p/>
            </draw:line>
            <draw:line draw:style-name="gr7" draw:text-style-name="P7" draw:layer="Walls" svg:x1="37.48cm" svg:y1="7.497cm" svg:x2="38.471cm" svg:y2="9.902cm">
              <text:p/>
            </draw:line>
            <draw:line draw:style-name="gr7" draw:text-style-name="P7" draw:layer="Walls" svg:x1="38.974cm" svg:y1="7.028cm" svg:x2="38.971cm" svg:y2="4.752cm">
              <text:p/>
            </draw:line>
            <draw:line draw:style-name="gr7" draw:text-style-name="P7" draw:layer="Walls" svg:x1="38.971cm" svg:y1="4.752cm" svg:x2="39.901cm" svg:y2="4.253cm">
              <text:p/>
            </draw:line>
            <draw:line draw:style-name="gr7" draw:text-style-name="P7" draw:layer="Walls" svg:x1="39.901cm" svg:y1="4.253cm" svg:x2="39.962cm" svg:y2="4.226cm">
              <text:p/>
            </draw:line>
            <draw:line draw:style-name="gr7" draw:text-style-name="P7" draw:layer="Walls" svg:x1="39.962cm" svg:y1="4.226cm" svg:x2="40.023cm" svg:y2="4.202cm">
              <text:p/>
            </draw:line>
            <draw:line draw:style-name="gr7" draw:text-style-name="P7" draw:layer="Walls" svg:x1="19.851cm" svg:y1="2.343cm" svg:x2="30.021cm" svg:y2="2.343cm">
              <text:p/>
            </draw:line>
            <draw:line draw:style-name="gr7" draw:text-style-name="P7" draw:layer="Walls" svg:x1="29.846cm" svg:y1="21.829cm" svg:x2="29.846cm" svg:y2="24.171cm">
              <text:p/>
            </draw:line>
            <draw:line draw:style-name="gr7" draw:text-style-name="P7" draw:layer="Walls" svg:x1="29.846cm" svg:y1="24.171cm" svg:x2="34.865cm" svg:y2="24.17cm">
              <text:p/>
            </draw:line>
            <draw:line draw:style-name="gr7" draw:text-style-name="P7" draw:layer="Walls" svg:x1="34.865cm" svg:y1="25.197cm" svg:x2="33.736cm" svg:y2="25.197cm">
              <text:p/>
            </draw:line>
            <draw:line draw:style-name="gr7" draw:text-style-name="P7" draw:layer="Walls" svg:x1="33.736cm" svg:y1="25.197cm" svg:x2="33.736cm" svg:y2="26.95cm">
              <text:p/>
            </draw:line>
            <draw:line draw:style-name="gr7" draw:text-style-name="P7" draw:layer="Walls" svg:x1="33.736cm" svg:y1="26.95cm" svg:x2="34.93cm" svg:y2="27.691cm">
              <text:p/>
            </draw:line>
            <draw:line draw:style-name="gr7" draw:text-style-name="P7" draw:layer="Walls" svg:x1="34.93cm" svg:y1="27.691cm" svg:x2="34.999cm" svg:y2="27.708cm">
              <text:p/>
            </draw:line>
            <draw:line draw:style-name="gr7" draw:text-style-name="P7" draw:layer="Walls" svg:x1="34.999cm" svg:y1="27.708cm" svg:x2="35.071cm" svg:y2="27.702cm">
              <text:p/>
            </draw:line>
            <draw:line draw:style-name="gr7" draw:text-style-name="P7" draw:layer="Walls" svg:x1="35.071cm" svg:y1="27.702cm" svg:x2="35.071cm" svg:y2="27.924cm">
              <text:p/>
            </draw:line>
            <draw:line draw:style-name="gr7" draw:text-style-name="P7" draw:layer="Walls" svg:x1="30.77cm" svg:y1="20.776cm" svg:x2="29.846cm" svg:y2="21.829cm">
              <text:p/>
            </draw:line>
            <draw:line draw:style-name="gr7" draw:text-style-name="P7" draw:layer="Walls" svg:x1="32.01cm" svg:y1="29.587cm" svg:x2="19.821cm" svg:y2="29.587cm">
              <text:p/>
            </draw:line>
            <draw:line draw:style-name="gr7" draw:text-style-name="P7" draw:layer="Walls" svg:x1="43.321cm" svg:y1="29.592cm" svg:x2="32.01cm" svg:y2="29.592cm">
              <text:p/>
            </draw:line>
            <draw:line draw:style-name="gr7" draw:text-style-name="P7" draw:layer="Walls" svg:x1="35.071cm" svg:y1="27.702cm" svg:x2="35.071cm" svg:y2="27.92cm">
              <text:p/>
            </draw:line>
            <draw:line draw:style-name="gr7" draw:text-style-name="P7" draw:layer="Walls" svg:x1="34.865cm" svg:y1="25.197cm" svg:x2="36.452cm" svg:y2="25.197cm">
              <text:p/>
            </draw:line>
            <draw:line draw:style-name="gr7" draw:text-style-name="P7" draw:layer="Walls" svg:x1="36.452cm" svg:y1="25.197cm" svg:x2="36.452cm" svg:y2="26.954cm">
              <text:p/>
            </draw:line>
            <draw:line draw:style-name="gr7" draw:text-style-name="P7" draw:layer="Walls" svg:x1="36.452cm" svg:y1="26.954cm" svg:x2="35.421cm" svg:y2="26.946cm">
              <text:p/>
            </draw:line>
            <draw:line draw:style-name="gr7" draw:text-style-name="P7" draw:layer="Walls" svg:x1="35.421cm" svg:y1="26.946cm" svg:x2="35.293cm" svg:y2="27.557cm">
              <text:p/>
            </draw:line>
            <draw:line draw:style-name="gr7" draw:text-style-name="P7" draw:layer="Walls" svg:x1="35.293cm" svg:y1="27.557cm" svg:x2="35.071cm" svg:y2="27.702cm">
              <text:p/>
            </draw:line>
            <draw:line draw:style-name="gr7" draw:text-style-name="P7" draw:layer="Walls" svg:x1="48.971cm" svg:y1="13.891cm" svg:x2="48.971cm" svg:y2="18.051cm">
              <text:p/>
            </draw:line>
            <draw:line draw:style-name="gr7" draw:text-style-name="P7" draw:layer="Walls" svg:x1="48.971cm" svg:y1="19.596cm" svg:x2="51.393cm" svg:y2="19.596cm">
              <text:p/>
            </draw:line>
            <draw:line draw:style-name="gr7" draw:text-style-name="P7" draw:layer="Walls" svg:x1="52.12cm" svg:y1="11.899cm" svg:x2="50.359cm" svg:y2="11.899cm">
              <text:p/>
            </draw:line>
            <draw:line draw:style-name="gr7" draw:text-style-name="P7" draw:layer="Walls" svg:x1="50.359cm" svg:y1="11.899cm" svg:x2="50.359cm" svg:y2="10.357cm">
              <text:p/>
            </draw:line>
            <draw:line draw:style-name="gr7" draw:text-style-name="P7" draw:layer="Walls" svg:x1="50.359cm" svg:y1="10.357cm" svg:x2="52.125cm" svg:y2="10.357cm">
              <text:p/>
            </draw:line>
            <draw:line draw:style-name="gr7" draw:text-style-name="P7" draw:layer="Walls" svg:x1="49.622cm" svg:y1="9.902cm" svg:x2="49.221cm" svg:y2="9.902cm">
              <text:p/>
            </draw:line>
            <draw:line draw:style-name="gr7" draw:text-style-name="P7" draw:layer="Walls" svg:x1="45.571cm" svg:y1="9.902cm" svg:x2="47.293cm" svg:y2="6.507cm">
              <text:p/>
            </draw:line>
            <draw:line draw:style-name="gr7" draw:text-style-name="P7" draw:layer="Walls" svg:x1="47.293cm" svg:y1="6.507cm" svg:x2="48.931cm" svg:y2="6.502cm">
              <text:p/>
            </draw:line>
            <draw:line draw:style-name="gr7" draw:text-style-name="P7" draw:layer="Walls" svg:x1="48.931cm" svg:y1="6.502cm" svg:x2="48.931cm" svg:y2="6.252cm">
              <text:p/>
            </draw:line>
            <draw:line draw:style-name="gr7" draw:text-style-name="P7" draw:layer="Walls" svg:x1="48.931cm" svg:y1="6.252cm" svg:x2="49.363cm" svg:y2="6.252cm">
              <text:p/>
            </draw:line>
            <draw:line draw:style-name="gr7" draw:text-style-name="P7" draw:layer="Walls" svg:x1="40.021cm" svg:y1="4.202cm" svg:x2="40.118cm" svg:y2="4.235cm">
              <text:p/>
            </draw:line>
            <draw:line draw:style-name="gr7" draw:text-style-name="P7" draw:layer="Walls" svg:x1="40.118cm" svg:y1="4.235cm" svg:x2="40.192cm" svg:y2="4.282cm">
              <text:p/>
            </draw:line>
            <draw:line draw:style-name="gr7" draw:text-style-name="P7" draw:layer="Walls" svg:x1="40.192cm" svg:y1="4.282cm" svg:x2="40.244cm" svg:y2="4.321cm">
              <text:p/>
            </draw:line>
            <draw:line draw:style-name="gr7" draw:text-style-name="P7" draw:layer="Walls" svg:x1="40.244cm" svg:y1="4.321cm" svg:x2="40.27cm" svg:y2="4.33cm">
              <text:p/>
            </draw:line>
            <draw:line draw:style-name="gr7" draw:text-style-name="P7" draw:layer="Walls" svg:x1="40.27cm" svg:y1="4.33cm" svg:x2="40.676cm" svg:y2="4.758cm">
              <text:p/>
            </draw:line>
            <draw:line draw:style-name="gr7" draw:text-style-name="P7" draw:layer="Walls" svg:x1="30.02cm" svg:y1="2.334cm" svg:x2="47.645cm" svg:y2="2.352cm">
              <text:p/>
            </draw:line>
            <draw:line draw:style-name="gr7" draw:text-style-name="P7" draw:layer="Walls" svg:x1="47.645cm" svg:y1="2.352cm" svg:x2="47.645cm" svg:y2="1.001cm">
              <text:p/>
            </draw:line>
            <draw:line draw:style-name="gr7" draw:text-style-name="P7" draw:layer="Walls" svg:x1="47.645cm" svg:y1="1.001cm" svg:x2="58.4cm" svg:y2="1.003cm">
              <text:p/>
            </draw:line>
            <draw:line draw:style-name="gr7" draw:text-style-name="P7" draw:layer="Walls" svg:x1="57.552cm" svg:y1="8.464cm" svg:x2="58.4cm" svg:y2="1.003cm">
              <text:p/>
            </draw:line>
            <draw:line draw:style-name="gr7" draw:text-style-name="P7" draw:layer="Walls" svg:x1="49.363cm" svg:y1="6.252cm" svg:x2="49.622cm" svg:y2="6.252cm">
              <text:p/>
            </draw:line>
            <draw:line draw:style-name="gr7" draw:text-style-name="P7" draw:layer="Walls" svg:x1="57.445cm" svg:y1="9.043cm" svg:x2="57.531cm" svg:y2="8.469cm">
              <text:p/>
            </draw:line>
            <draw:line draw:style-name="gr7" draw:text-style-name="P7" draw:layer="Walls" svg:x1="52.125cm" svg:y1="10.357cm" svg:x2="52.125cm" svg:y2="11.899cm">
              <text:p/>
            </draw:line>
            <draw:line draw:style-name="gr7" draw:text-style-name="P7" draw:layer="Walls" svg:x1="53.139cm" svg:y1="11.899cm" svg:x2="55.082cm" svg:y2="11.414cm">
              <text:p/>
            </draw:line>
            <draw:line draw:style-name="gr7" draw:text-style-name="P7" draw:layer="Walls" svg:x1="55.082cm" svg:y1="11.414cm" svg:x2="55.86cm" svg:y2="11.073cm">
              <text:p/>
            </draw:line>
            <draw:line draw:style-name="gr7" draw:text-style-name="P7" draw:layer="Walls" svg:x1="55.86cm" svg:y1="11.073cm" svg:x2="56.732cm" svg:y2="10.399cm">
              <text:p/>
            </draw:line>
            <draw:line draw:style-name="gr7" draw:text-style-name="P7" draw:layer="Walls" svg:x1="56.732cm" svg:y1="10.399cm" svg:x2="57.207cm" svg:y2="9.557cm">
              <text:p/>
            </draw:line>
            <draw:line draw:style-name="gr7" draw:text-style-name="P7" draw:layer="Walls" svg:x1="57.207cm" svg:y1="9.557cm" svg:x2="57.445cm" svg:y2="9.043cm">
              <text:p/>
            </draw:line>
            <draw:line draw:style-name="gr7" draw:text-style-name="P7" draw:layer="Walls" svg:x1="51.821cm" svg:y1="13.652cm" svg:x2="51.821cm" svg:y2="17.907cm">
              <text:p/>
            </draw:line>
            <draw:line draw:style-name="gr7" draw:text-style-name="P7" draw:layer="Walls" svg:x1="51.821cm" svg:y1="17.907cm" svg:x2="53.134cm" svg:y2="17.907cm">
              <text:p/>
            </draw:line>
            <draw:line draw:style-name="gr7" draw:text-style-name="P7" draw:layer="Walls" svg:x1="53.139cm" svg:y1="11.899cm" svg:x2="53.134cm" svg:y2="13.246cm">
              <text:p/>
            </draw:line>
            <draw:line draw:style-name="gr7" draw:text-style-name="P7" draw:layer="Walls" svg:x1="53.134cm" svg:y1="13.246cm" svg:x2="51.821cm" svg:y2="13.652cm">
              <text:p/>
            </draw:line>
            <draw:line draw:style-name="gr7" draw:text-style-name="P7" draw:layer="Walls" svg:x1="56.343cm" svg:y1="20.152cm" svg:x2="56.343cm" svg:y2="19.602cm">
              <text:p/>
            </draw:line>
            <draw:line draw:style-name="gr7" draw:text-style-name="P7" draw:layer="Walls" svg:x1="56.343cm" svg:y1="19.602cm" svg:x2="56.171cm" svg:y2="19.052cm">
              <text:p/>
            </draw:line>
            <draw:line draw:style-name="gr7" draw:text-style-name="P7" draw:layer="Walls" svg:x1="56.171cm" svg:y1="19.052cm" svg:x2="55.721cm" svg:y2="18.452cm">
              <text:p/>
            </draw:line>
            <draw:line draw:style-name="gr7" draw:text-style-name="P7" draw:layer="Walls" svg:x1="55.721cm" svg:y1="18.452cm" svg:x2="55.147cm" svg:y2="18.076cm">
              <text:p/>
            </draw:line>
            <draw:line draw:style-name="gr7" draw:text-style-name="P7" draw:layer="Walls" svg:x1="55.147cm" svg:y1="18.076cm" svg:x2="54.571cm" svg:y2="17.909cm">
              <text:p/>
            </draw:line>
            <draw:line draw:style-name="gr7" draw:text-style-name="P7" draw:layer="Walls" svg:x1="54.571cm" svg:y1="17.909cm" svg:x2="53.134cm" svg:y2="17.907cm">
              <text:p/>
            </draw:line>
            <draw:line draw:style-name="gr7" draw:text-style-name="P7" draw:layer="Walls" svg:x1="51.393cm" svg:y1="19.596cm" svg:x2="52.731cm" svg:y2="19.594cm">
              <text:p/>
            </draw:line>
            <draw:line draw:style-name="gr7" draw:text-style-name="P7" draw:layer="Walls" svg:x1="52.732cm" svg:y1="19.596cm" svg:x2="52.732cm" svg:y2="24.184cm">
              <text:p/>
            </draw:line>
            <draw:line draw:style-name="gr7" draw:text-style-name="P7" draw:layer="Walls" svg:x1="55.332cm" svg:y1="29.592cm" svg:x2="56.343cm" svg:y2="20.152cm">
              <text:p/>
            </draw:line>
            <draw:line draw:style-name="gr7" draw:text-style-name="P7" draw:layer="Walls" svg:x1="34.814cm" svg:y1="19.492cm" svg:x2="34.071cm" svg:y2="19.492cm">
              <text:p/>
            </draw:line>
            <draw:line draw:style-name="gr7" draw:text-style-name="P7" draw:layer="Walls" svg:x1="34.07cm" svg:y1="17.758cm" svg:x2="34.589cm" svg:y2="17.937cm">
              <text:p/>
            </draw:line>
            <draw:line draw:style-name="gr7" draw:text-style-name="P7" draw:layer="Walls" svg:x1="34.589cm" svg:y1="17.937cm" svg:x2="39.954cm" svg:y2="17.935cm">
              <text:p/>
            </draw:line>
            <draw:line draw:style-name="gr7" draw:text-style-name="P7" draw:layer="Walls" svg:x1="48.971cm" svg:y1="18.051cm" svg:x2="39.954cm" svg:y2="18.051cm">
              <text:p/>
            </draw:line>
            <draw:line draw:style-name="gr7" draw:text-style-name="P7" draw:layer="Walls" svg:x1="55.332cm" svg:y1="29.592cm" svg:x2="43.321cm" svg:y2="29.592cm">
              <text:p/>
            </draw:line>
            <draw:line draw:style-name="gr7" draw:text-style-name="P7" draw:layer="Walls" svg:x1="45.571cm" svg:y1="9.902cm" svg:x2="49.221cm" svg:y2="9.902cm">
              <text:p/>
            </draw:line>
            <draw:line draw:style-name="gr7" draw:text-style-name="P7" draw:layer="Walls" svg:x1="48.971cm" svg:y1="13.9cm" svg:x2="40.335cm" svg:y2="13.907cm">
              <text:p/>
            </draw:line>
            <draw:rect draw:style-name="gr8" draw:text-style-name="P7" draw:layer="Walls" svg:width="1.838cm" svg:height="4.375cm" svg:x="21.572cm" svg:y="7.539cm">
              <text:p/>
            </draw:rect>
            <draw:rect draw:style-name="gr9" draw:text-style-name="P7" draw:layer="Walls" svg:width="1.643cm" svg:height="1.028cm" svg:x="23.409cm" svg:y="7.54cm">
              <text:p/>
            </draw:rect>
            <draw:rect draw:style-name="gr10" draw:text-style-name="P7" draw:layer="Walls" svg:width="1.643cm" svg:height="1.032cm" svg:x="23.409cm" svg:y="10.883cm">
              <text:p/>
            </draw:rect>
            <draw:rect draw:style-name="gr11" draw:text-style-name="P7" draw:layer="Walls" svg:width="9.999cm" svg:height="4.375cm" svg:x="25.052cm" svg:y="7.539cm">
              <text:p/>
            </draw:rect>
            <draw:rect draw:style-name="gr12" draw:text-style-name="P7" draw:layer="Walls" svg:width="1.624cm" svg:height="2.349cm" svg:x="35.052cm" svg:y="9.565cm">
              <text:p/>
            </draw:rect>
            <draw:line draw:style-name="gr7" draw:text-style-name="P7" draw:layer="Walls" svg:x1="37.492cm" svg:y1="7.497cm" svg:x2="36.34cm" svg:y2="7.497cm">
              <text:p/>
            </draw:line>
            <draw:line draw:style-name="gr7" draw:text-style-name="P7" draw:layer="Walls" svg:x1="36.34cm" svg:y1="7.497cm" svg:x2="36.356cm" svg:y2="9.566cm">
              <text:p/>
            </draw:line>
            <draw:line draw:style-name="gr7" draw:text-style-name="P7" draw:layer="Walls" svg:x1="36.356cm" svg:y1="9.566cm" svg:x2="38.321cm" svg:y2="9.566cm">
              <text:p/>
            </draw:line>
            <draw:line draw:style-name="gr7" draw:text-style-name="P7" draw:layer="Walls" svg:x1="38.321cm" svg:y1="9.566cm" svg:x2="37.492cm" svg:y2="7.497cm">
              <text:p/>
            </draw:line>
            <draw:rect draw:style-name="gr13" draw:text-style-name="P7" draw:layer="Walls" svg:width="1.702cm" svg:height="1.183cm" svg:x="38.974cm" svg:y="4.757cm">
              <text:p/>
            </draw:rect>
            <draw:rect draw:style-name="gr14" draw:text-style-name="P7" draw:layer="Walls" svg:width="1.708cm" svg:height="1.589cm" svg:x="38.974cm" svg:y="5.94cm">
              <text:p/>
            </draw:rect>
            <draw:rect draw:style-name="gr15" draw:text-style-name="P7" draw:layer="Walls" svg:width="2.073cm" svg:height="1.689cm" svg:x="23.37cm" svg:y="12.601cm">
              <text:p/>
            </draw:rect>
            <draw:rect draw:style-name="gr16" draw:text-style-name="P7" draw:layer="Walls" svg:width="8.717cm" svg:height="4.574cm" svg:x="39.953cm" svg:y="19.596cm">
              <text:p/>
            </draw:rect>
            <draw:rect draw:style-name="gr17" draw:text-style-name="P7" draw:layer="Walls" svg:width="4.061cm" svg:height="2.829cm" svg:x="48.67cm" svg:y="19.595cm">
              <text:p/>
            </draw:rect>
            <draw:rect draw:style-name="gr18" draw:text-style-name="P7" draw:layer="Walls" svg:width="0.984cm" svg:height="1.745cm" svg:x="50.76cm" svg:y="22.424cm">
              <text:p/>
            </draw:rect>
            <draw:rect draw:style-name="gr19" draw:text-style-name="P7" draw:layer="Walls" svg:width="0.988cm" svg:height="1.745cm" svg:x="51.744cm" svg:y="22.424cm">
              <text:p/>
            </draw:rect>
            <draw:rect draw:style-name="gr20" draw:text-style-name="P7" draw:layer="Walls" svg:width="2.089cm" svg:height="1.745cm" svg:x="48.67cm" svg:y="22.424cm">
              <text:p/>
            </draw:rect>
            <draw:rect draw:style-name="gr21" draw:text-style-name="P7" draw:layer="Walls" svg:width="1.675cm" svg:height="2.342cm" svg:x="29.845cm" svg:y="21.829cm">
              <text:p/>
            </draw:rect>
            <draw:rect draw:style-name="gr22" draw:text-style-name="P7" draw:layer="Walls" svg:width="1.616cm" svg:height="2.35cm" svg:x="31.521cm" svg:y="21.829cm">
              <text:p/>
            </draw:rect>
            <draw:rect draw:style-name="gr23" draw:text-style-name="P7" draw:layer="Walls" svg:width="1.677cm" svg:height="2.341cm" svg:x="33.136cm" svg:y="21.828cm">
              <text:p/>
            </draw:rect>
            <draw:rect draw:style-name="gr24" draw:text-style-name="P7" draw:layer="Walls" svg:width="2.437cm" svg:height="2.337cm" svg:x="32.376cm" svg:y="19.491cm">
              <text:p/>
            </draw:rect>
            <draw:rect draw:style-name="gr25" draw:text-style-name="P7" draw:layer="Walls" svg:width="1.185cm" svg:height="0.882cm" svg:x="33.735cm" svg:y="25.197cm">
              <text:p/>
            </draw:rect>
            <draw:rect draw:style-name="gr26" draw:text-style-name="P7" draw:layer="Walls" svg:width="1.185cm" svg:height="0.875cm" svg:x="33.735cm" svg:y="26.078cm">
              <text:p/>
            </draw:rect>
            <draw:rect draw:style-name="gr27" draw:text-style-name="P7" draw:layer="Walls" svg:width="1.535cm" svg:height="1.757cm" svg:x="34.916cm" svg:y="25.196cm">
              <text:p/>
            </draw:rect>
            <draw:line draw:style-name="gr7" draw:text-style-name="P7" draw:layer="Walls" svg:x1="31.871cm" svg:y1="19.492cm" svg:x2="32.377cm" svg:y2="19.492cm">
              <text:p/>
            </draw:line>
            <draw:line draw:style-name="gr7" draw:text-style-name="P7" draw:layer="Walls" svg:x1="32.377cm" svg:y1="19.492cm" svg:x2="32.377cm" svg:y2="21.829cm">
              <text:p/>
            </draw:line>
            <draw:line draw:style-name="gr7" draw:text-style-name="P7" draw:layer="Walls" svg:x1="32.377cm" svg:y1="21.829cm" svg:x2="29.854cm" svg:y2="21.829cm">
              <text:p/>
            </draw:line>
            <draw:line draw:style-name="gr7" draw:text-style-name="P7" draw:layer="Walls" svg:x1="29.854cm" svg:y1="21.829cm" svg:x2="30.77cm" svg:y2="20.776cm">
              <text:p/>
            </draw:line>
            <draw:line draw:style-name="gr7" draw:text-style-name="P7" draw:layer="Walls" svg:x1="30.77cm" svg:y1="20.776cm" svg:x2="31.871cm" svg:y2="19.492cm">
              <text:p/>
            </draw:line>
            <draw:line draw:style-name="gr7" draw:text-style-name="P7" draw:layer="Walls" svg:x1="38.321cm" svg:y1="9.566cm" svg:x2="36.677cm" svg:y2="9.566cm">
              <text:p/>
            </draw:line>
            <draw:line draw:style-name="gr7" draw:text-style-name="P7" draw:layer="Walls" svg:x1="36.677cm" svg:y1="9.566cm" svg:x2="36.677cm" svg:y2="11.915cm">
              <text:p/>
            </draw:line>
            <draw:line draw:style-name="gr7" draw:text-style-name="P7" draw:layer="Walls" svg:x1="36.677cm" svg:y1="11.915cm" svg:x2="38.58cm" svg:y2="11.915cm">
              <text:p/>
            </draw:line>
            <draw:line draw:style-name="gr7" draw:text-style-name="P7" draw:layer="Walls" svg:x1="38.58cm" svg:y1="11.915cm" svg:x2="38.982cm" svg:y2="11.219cm">
              <text:p/>
            </draw:line>
            <draw:line draw:style-name="gr7" draw:text-style-name="P7" draw:layer="Walls" svg:x1="38.982cm" svg:y1="11.219cm" svg:x2="38.321cm" svg:y2="9.566cm">
              <text:p/>
            </draw:line>
            <draw:rect draw:style-name="gr28" draw:text-style-name="P7" draw:layer="Walls" svg:width="2.372cm" svg:height="1.689cm" svg:x="25.444cm" svg:y="12.601cm">
              <text:p/>
            </draw:rect>
            <draw:rect draw:style-name="gr29" draw:text-style-name="P7" draw:layer="Walls" svg:width="2.073cm" svg:height="1.711cm" svg:x="23.37cm" svg:y="14.29cm">
              <text:p/>
            </draw:rect>
            <draw:rect draw:style-name="gr30" draw:text-style-name="P7" draw:layer="Walls" svg:width="2.372cm" svg:height="1.711cm" svg:x="25.444cm" svg:y="14.29cm">
              <text:p/>
            </draw:rect>
            <draw:line draw:style-name="gr7" draw:text-style-name="P7" draw:layer="Walls" svg:x1="45.571cm" svg:y1="9.902cm" svg:x2="49.622cm" svg:y2="9.902cm">
              <text:p/>
            </draw:line>
            <draw:line draw:style-name="gr7" draw:text-style-name="P7" draw:layer="Walls" svg:x1="49.622cm" svg:y1="9.902cm" svg:x2="49.622cm" svg:y2="8.165cm">
              <text:p/>
            </draw:line>
            <draw:line draw:style-name="gr7" draw:text-style-name="P7" draw:layer="Walls" svg:x1="49.622cm" svg:y1="8.165cm" svg:x2="46.471cm" svg:y2="8.165cm">
              <text:p/>
            </draw:line>
            <draw:line draw:style-name="gr7" draw:text-style-name="P7" draw:layer="Walls" svg:x1="46.471cm" svg:y1="8.165cm" svg:x2="45.571cm" svg:y2="9.902cm">
              <text:p/>
            </draw:line>
            <draw:line draw:style-name="gr7" draw:text-style-name="P7" draw:layer="Walls" svg:x1="46.471cm" svg:y1="8.165cm" svg:x2="49.622cm" svg:y2="8.165cm">
              <text:p/>
            </draw:line>
            <draw:line draw:style-name="gr7" draw:text-style-name="P7" draw:layer="Walls" svg:x1="49.622cm" svg:y1="8.165cm" svg:x2="49.622cm" svg:y2="6.252cm">
              <text:p/>
            </draw:line>
            <draw:line draw:style-name="gr7" draw:text-style-name="P7" draw:layer="Walls" svg:x1="49.622cm" svg:y1="6.252cm" svg:x2="48.931cm" svg:y2="6.252cm">
              <text:p/>
            </draw:line>
            <draw:line draw:style-name="gr7" draw:text-style-name="P7" draw:layer="Walls" svg:x1="48.931cm" svg:y1="6.252cm" svg:x2="48.931cm" svg:y2="6.502cm">
              <text:p/>
            </draw:line>
            <draw:line draw:style-name="gr7" draw:text-style-name="P7" draw:layer="Walls" svg:x1="48.931cm" svg:y1="6.502cm" svg:x2="47.293cm" svg:y2="6.507cm">
              <text:p/>
            </draw:line>
            <draw:line draw:style-name="gr7" draw:text-style-name="P7" draw:layer="Walls" svg:x1="47.293cm" svg:y1="6.507cm" svg:x2="46.471cm" svg:y2="8.165cm">
              <text:p/>
            </draw:line>
            <draw:line draw:style-name="gr7" draw:text-style-name="P7" draw:layer="Walls" svg:x1="39.954cm" svg:y1="17.935cm" svg:x2="39.954cm" svg:y2="18.051cm">
              <text:p/>
            </draw:line>
            <draw:line draw:style-name="gr31" draw:text-style-name="P7" draw:layer="Walls" svg:x1="33.32cm" svg:y1="10.651cm" svg:x2="32.82cm" svg:y2="10.651cm">
              <text:p/>
            </draw:line>
            <draw:line draw:style-name="gr31" draw:text-style-name="P7" draw:layer="Walls" svg:x1="26.77cm" svg:y1="7.539cm" svg:x2="26.77cm" svg:y2="11.915cm">
              <text:p/>
            </draw:line>
            <draw:line draw:style-name="gr31" draw:text-style-name="P7" draw:layer="Walls" svg:x1="28.22cm" svg:y1="7.539cm" svg:x2="28.22cm" svg:y2="11.914cm">
              <text:p/>
            </draw:line>
            <draw:line draw:style-name="gr31" draw:text-style-name="P7" draw:layer="Walls" svg:x1="28.22cm" svg:y1="9.651cm" svg:x2="27.87cm" svg:y2="9.651cm">
              <text:p/>
            </draw:line>
            <draw:line draw:style-name="gr31" draw:text-style-name="P7" draw:layer="Walls" svg:x1="27.12cm" svg:y1="9.651cm" svg:x2="26.77cm" svg:y2="9.651cm">
              <text:p/>
            </draw:line>
            <draw:line draw:style-name="gr31" draw:text-style-name="P7" draw:layer="Walls" svg:x1="25.052cm" svg:y1="8.301cm" svg:x2="28.22cm" svg:y2="8.301cm">
              <text:p/>
            </draw:line>
            <draw:line draw:style-name="gr31" draw:text-style-name="P7" draw:layer="Walls" svg:x1="35.052cm" svg:y1="8.301cm" svg:x2="32.821cm" svg:y2="8.301cm">
              <text:p/>
            </draw:line>
            <draw:line draw:style-name="gr31" draw:text-style-name="P7" draw:layer="Walls" svg:x1="33.32cm" svg:y1="7.539cm" svg:x2="33.32cm" svg:y2="11.914cm">
              <text:p/>
            </draw:line>
            <draw:line draw:style-name="gr31" draw:text-style-name="P7" draw:layer="Walls" svg:x1="30.52cm" svg:y1="7.54cm" svg:x2="30.52cm" svg:y2="9.551cm">
              <text:p/>
            </draw:line>
            <draw:line draw:style-name="gr31" draw:text-style-name="P7" draw:layer="Walls" svg:x1="40.42cm" svg:y1="19.701cm" svg:x2="40.07cm" svg:y2="19.701cm">
              <text:p/>
            </draw:line>
            <draw:line draw:style-name="gr31" draw:text-style-name="P7" draw:layer="Walls" svg:x1="42.77cm" svg:y1="20.551cm" svg:x2="45.82cm" svg:y2="20.551cm">
              <text:p/>
            </draw:line>
            <draw:line draw:style-name="gr31" draw:text-style-name="P7" draw:layer="Walls" svg:x1="41.22cm" svg:y1="21.401cm" svg:x2="47.52cm" svg:y2="21.401cm">
              <text:p/>
            </draw:line>
            <draw:line draw:style-name="gr31" draw:text-style-name="P7" draw:layer="Walls" svg:x1="40.07cm" svg:y1="24.17cm" svg:x2="40.07cm" svg:y2="19.701cm">
              <text:p/>
            </draw:line>
            <draw:line draw:style-name="gr31" draw:text-style-name="P7" draw:layer="Walls" svg:x1="40.07cm" svg:y1="23.401cm" svg:x2="47.32cm" svg:y2="23.401cm">
              <text:p/>
            </draw:line>
            <draw:line draw:style-name="gr31" draw:text-style-name="P7" draw:layer="Walls" svg:x1="45.07cm" svg:y1="24.17cm" svg:x2="45.07cm" svg:y2="21.401cm">
              <text:p/>
            </draw:line>
            <draw:line draw:style-name="gr31" draw:text-style-name="P7" draw:layer="Walls" svg:x1="41.62cm" svg:y1="19.701cm" svg:x2="41.62cm" svg:y2="20.701cm">
              <text:p/>
            </draw:line>
            <draw:line draw:style-name="gr31" draw:text-style-name="P7" draw:layer="Walls" svg:x1="40.42cm" svg:y1="21.401cm" svg:x2="40.07cm" svg:y2="21.401cm">
              <text:p/>
            </draw:line>
            <draw:line draw:style-name="gr31" draw:text-style-name="P7" draw:layer="Walls" svg:x1="48.67cm" svg:y1="19.701cm" svg:x2="48.32cm" svg:y2="19.701cm">
              <text:p/>
            </draw:line>
            <draw:line draw:style-name="gr31" draw:text-style-name="P7" draw:layer="Walls" svg:x1="48.67cm" svg:y1="21.401cm" svg:x2="48.32cm" svg:y2="21.401cm">
              <text:p/>
            </draw:line>
            <draw:line draw:style-name="gr31" draw:text-style-name="P7" draw:layer="Walls" svg:x1="41.07cm" svg:y1="19.701cm" svg:x2="47.62cm" svg:y2="19.701cm">
              <text:p/>
            </draw:line>
            <draw:line draw:style-name="gr31" draw:text-style-name="P7" draw:layer="Walls" svg:x1="46.97cm" svg:y1="19.701cm" svg:x2="46.97cm" svg:y2="20.701cm">
              <text:p/>
            </draw:line>
            <draw:polygon draw:style-name="gr32" draw:text-style-name="P7" draw:layer="Walls" svg:width="0.899cm" svg:height="2.049cm" svg:x="24.62cm" svg:y="25.751cm" svg:viewBox="0 0 900 2050" draw:points="0,0 900,0 900,1550 550,2000 450,2050 400,2050 350,2000 0,1550">
              <text:p/>
            </draw:polygon>
            <draw:polygon draw:style-name="gr32" draw:text-style-name="P7" draw:layer="Walls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33" draw:text-style-name="P7" draw:layer="Detail" svg:x1="26.77cm" svg:y1="11.487cm" svg:x2="27.12cm" svg:y2="11.487cm">
            <text:p/>
          </draw:line>
          <draw:line draw:style-name="gr33" draw:text-style-name="P7" draw:layer="Detail" svg:x1="27.895cm" svg:y1="9.652cm" svg:x2="27.895cm" svg:y2="11.915cm">
            <text:p/>
          </draw:line>
          <draw:line draw:style-name="gr33" draw:text-style-name="P7" draw:layer="Detail" svg:x1="27.12cm" svg:y1="9.653cm" svg:x2="27.12cm" svg:y2="11.916cm">
            <text:p/>
          </draw:line>
          <draw:line draw:style-name="gr33" draw:text-style-name="P7" draw:layer="Detail" svg:x1="27.896cm" svg:y1="11.552cm" svg:x2="28.22cm" svg:y2="11.552cm">
            <text:p/>
          </draw:line>
          <draw:line draw:style-name="gr33" draw:text-style-name="P7" draw:layer="Detail" svg:x1="27.896cm" svg:y1="11.214cm" svg:x2="28.22cm" svg:y2="11.214cm">
            <text:p/>
          </draw:line>
          <draw:line draw:style-name="gr33" draw:text-style-name="P7" draw:layer="Detail" svg:x1="27.896cm" svg:y1="10.551cm" svg:x2="28.22cm" svg:y2="10.551cm">
            <text:p/>
          </draw:line>
          <draw:line draw:style-name="gr33" draw:text-style-name="P7" draw:layer="Detail" svg:x1="28.727cm" svg:y1="11.916cm" svg:x2="28.727cm" svg:y2="11.565cm">
            <text:p/>
          </draw:line>
          <draw:line draw:style-name="gr33" draw:text-style-name="P7" draw:layer="Detail" svg:x1="28.221cm" svg:y1="11.565cm" svg:x2="28.728cm" svg:y2="11.565cm">
            <text:p/>
          </draw:line>
          <draw:line draw:style-name="gr33" draw:text-style-name="P7" draw:layer="Detail" svg:x1="29.338cm" svg:y1="11.565cm" svg:x2="30.586cm" svg:y2="11.565cm">
            <text:p/>
          </draw:line>
          <draw:line draw:style-name="gr33" draw:text-style-name="P7" draw:layer="Detail" svg:x1="28.22cm" svg:y1="10.928cm" svg:x2="31.782cm" svg:y2="10.928cm">
            <text:p/>
          </draw:line>
          <draw:line draw:style-name="gr33" draw:text-style-name="P7" draw:layer="Detail" svg:x1="30.586cm" svg:y1="11.916cm" svg:x2="30.586cm" svg:y2="11.565cm">
            <text:p/>
          </draw:line>
          <draw:line draw:style-name="gr33" draw:text-style-name="P7" draw:layer="Detail" svg:x1="29.338cm" svg:y1="11.916cm" svg:x2="29.338cm" svg:y2="10.928cm">
            <text:p/>
          </draw:line>
          <draw:line draw:style-name="gr33" draw:text-style-name="P7" draw:layer="Detail" svg:x1="30.196cm" svg:y1="9.537cm" svg:x2="30.196cm" svg:y2="10.928cm">
            <text:p/>
          </draw:line>
          <draw:line draw:style-name="gr33" draw:text-style-name="P7" draw:layer="Detail" svg:x1="29.728cm" svg:y1="10.187cm" svg:x2="29.728cm" svg:y2="9.537cm">
            <text:p/>
          </draw:line>
          <draw:line draw:style-name="gr33" draw:text-style-name="P7" draw:layer="Detail" svg:x1="30.196cm" svg:y1="10.187cm" svg:x2="29.39cm" svg:y2="10.187cm">
            <text:p/>
          </draw:line>
          <draw:line draw:style-name="gr33" draw:text-style-name="P7" draw:layer="Detail" svg:x1="31.34cm" svg:y1="9.537cm" svg:x2="29.728cm" svg:y2="9.537cm">
            <text:p/>
          </draw:line>
          <draw:line draw:style-name="gr33" draw:text-style-name="P7" draw:layer="Detail" svg:x1="29.169cm" svg:y1="9.537cm" svg:x2="28.22cm" svg:y2="9.537cm">
            <text:p/>
          </draw:line>
          <draw:line draw:style-name="gr33" draw:text-style-name="P7" draw:layer="Detail" svg:x1="29.169cm" svg:y1="9.095cm" svg:x2="28.415cm" svg:y2="9.095cm">
            <text:p/>
          </draw:line>
          <draw:line draw:style-name="gr33" draw:text-style-name="P7" draw:layer="Detail" svg:x1="29.169cm" svg:y1="8.64cm" svg:x2="28.415cm" svg:y2="8.64cm">
            <text:p/>
          </draw:line>
          <draw:line draw:style-name="gr33" draw:text-style-name="P7" draw:layer="Detail" svg:x1="28.415cm" svg:y1="7.73cm" svg:x2="29.728cm" svg:y2="7.73cm">
            <text:p/>
          </draw:line>
          <draw:line draw:style-name="gr33" draw:text-style-name="P7" draw:layer="Detail" svg:x1="30.52cm" svg:y1="8.211cm" svg:x2="28.415cm" svg:y2="8.211cm">
            <text:p/>
          </draw:line>
          <draw:line draw:style-name="gr33" draw:text-style-name="P7" draw:layer="Detail" svg:x1="28.415cm" svg:y1="7.731cm" svg:x2="28.415cm" svg:y2="9.538cm">
            <text:p/>
          </draw:line>
          <draw:line draw:style-name="gr33" draw:text-style-name="P7" draw:layer="Detail" svg:x1="31.34cm" svg:y1="9.095cm" svg:x2="29.728cm" svg:y2="9.095cm">
            <text:p/>
          </draw:line>
          <draw:line draw:style-name="gr33" draw:text-style-name="P7" draw:layer="Detail" svg:x1="31.34cm" svg:y1="8.64cm" svg:x2="29.728cm" svg:y2="8.64cm">
            <text:p/>
          </draw:line>
          <draw:line draw:style-name="gr33" draw:text-style-name="P7" draw:layer="Detail" svg:x1="29.169cm" svg:y1="8.211cm" svg:x2="29.169cm" svg:y2="9.537cm">
            <text:p/>
          </draw:line>
          <draw:line draw:style-name="gr33" draw:text-style-name="P7" draw:layer="Detail" svg:x1="29.728cm" svg:y1="7.54cm" svg:x2="29.728cm" svg:y2="9.537cm">
            <text:p/>
          </draw:line>
          <draw:line draw:style-name="gr33" draw:text-style-name="P7" draw:layer="Detail" svg:x1="31.782cm" svg:y1="10.096cm" svg:x2="31.782cm" svg:y2="11.916cm">
            <text:p/>
          </draw:line>
          <draw:line draw:style-name="gr33" draw:text-style-name="P7" draw:layer="Detail" svg:x1="31.782cm" svg:y1="11.747cm" svg:x2="31.392cm" svg:y2="11.747cm">
            <text:p/>
          </draw:line>
          <draw:line draw:style-name="gr33" draw:text-style-name="P7" draw:layer="Detail" svg:x1="31.392cm" svg:y1="11.917cm" svg:x2="31.392cm" svg:y2="11.748cm">
            <text:p/>
          </draw:line>
          <draw:line draw:style-name="gr33" draw:text-style-name="P7" draw:layer="Detail" svg:x1="33.134cm" svg:y1="11.915cm" svg:x2="33.134cm" svg:y2="10.652cm">
            <text:p/>
          </draw:line>
          <draw:line draw:style-name="gr33" draw:text-style-name="P7" draw:layer="Detail" svg:x1="32.653cm" svg:y1="11.916cm" svg:x2="32.653cm" svg:y2="11.669cm">
            <text:p/>
          </draw:line>
          <draw:line draw:style-name="gr33" draw:text-style-name="P7" draw:layer="Detail" svg:x1="33.135cm" svg:y1="11.668cm" svg:x2="32.654cm" svg:y2="11.668cm">
            <text:p/>
          </draw:line>
          <draw:line draw:style-name="gr33" draw:text-style-name="P7" draw:layer="Detail" svg:x1="33.135cm" svg:y1="10.652cm" svg:x2="31.782cm" svg:y2="10.652cm">
            <text:p/>
          </draw:line>
          <draw:line draw:style-name="gr33" draw:text-style-name="P7" draw:layer="Detail" svg:x1="32.679cm" svg:y1="8.159cm" svg:x2="32.679cm" svg:y2="10.652cm">
            <text:p/>
          </draw:line>
          <draw:line draw:style-name="gr33" draw:text-style-name="P7" draw:layer="Detail" svg:x1="32.9cm" svg:y1="8.302cm" svg:x2="32.9cm" svg:y2="10.652cm">
            <text:p/>
          </draw:line>
          <draw:line draw:style-name="gr33" draw:text-style-name="P7" draw:layer="Detail" svg:x1="32.809cm" svg:y1="8.159cm" svg:x2="31.093cm" svg:y2="8.159cm">
            <text:p/>
          </draw:line>
          <draw:line draw:style-name="gr33" draw:text-style-name="P7" draw:layer="Detail" svg:x1="32.809cm" svg:y1="8.16cm" svg:x2="32.809cm" svg:y2="8.303cm">
            <text:p/>
          </draw:line>
          <draw:line draw:style-name="gr33" draw:text-style-name="P7" draw:layer="Detail" svg:x1="32.679cm" svg:y1="9.537cm" svg:x2="31.925cm" svg:y2="9.537cm">
            <text:p/>
          </draw:line>
          <draw:line draw:style-name="gr33" draw:text-style-name="P7" draw:layer="Detail" svg:x1="32.679cm" svg:y1="9.095cm" svg:x2="31.925cm" svg:y2="9.095cm">
            <text:p/>
          </draw:line>
          <draw:line draw:style-name="gr33" draw:text-style-name="P7" draw:layer="Detail" svg:x1="32.679cm" svg:y1="8.64cm" svg:x2="31.925cm" svg:y2="8.64cm">
            <text:p/>
          </draw:line>
          <draw:line draw:style-name="gr33" draw:text-style-name="P7" draw:layer="Detail" svg:x1="31.925cm" svg:y1="8.159cm" svg:x2="31.925cm" svg:y2="9.537cm">
            <text:p/>
          </draw:line>
          <draw:line draw:style-name="gr33" draw:text-style-name="P7" draw:layer="Detail" svg:x1="31.34cm" svg:y1="8.159cm" svg:x2="31.34cm" svg:y2="9.537cm">
            <text:p/>
          </draw:line>
          <draw:line draw:style-name="gr33" draw:text-style-name="P7" draw:layer="Detail" svg:x1="31.093cm" svg:y1="8.16cm" svg:x2="31.093cm" svg:y2="7.54cm">
            <text:p/>
          </draw:line>
          <draw:line draw:style-name="gr33" draw:text-style-name="P7" draw:layer="Detail" svg:x1="31.782cm" svg:y1="10.096cm" svg:x2="31.288cm" svg:y2="10.096cm">
            <text:p/>
          </draw:line>
          <draw:line draw:style-name="gr33" draw:text-style-name="P7" draw:layer="Detail" svg:x1="32.679cm" svg:y1="9.914cm" svg:x2="32.367cm" svg:y2="9.914cm">
            <text:p/>
          </draw:line>
          <draw:line draw:style-name="gr33" draw:text-style-name="P7" draw:layer="Detail" svg:x1="32.679cm" svg:y1="10.291cm" svg:x2="32.367cm" svg:y2="10.291cm">
            <text:p/>
          </draw:line>
          <draw:line draw:style-name="gr33" draw:text-style-name="P7" draw:layer="Detail" svg:x1="33.32cm" svg:y1="9.342cm" svg:x2="32.9cm" svg:y2="9.342cm">
            <text:p/>
          </draw:line>
          <draw:line draw:style-name="gr33" draw:text-style-name="P7" draw:layer="Detail" svg:x1="33.32cm" svg:y1="8.731cm" svg:x2="32.9cm" svg:y2="8.731cm">
            <text:p/>
          </draw:line>
          <draw:line draw:style-name="gr33" draw:text-style-name="P7" draw:layer="Detail" svg:x1="34.241cm" svg:y1="7.54cm" svg:x2="34.241cm" svg:y2="8.302cm">
            <text:p/>
          </draw:line>
          <draw:g>
            <draw:g>
              <draw:line draw:style-name="gr33" draw:text-style-name="P7" draw:layer="Detail" svg:x1="27.022cm" svg:y1="8.458cm" svg:x2="27.022cm" svg:y2="9.507cm">
                <text:p/>
              </draw:line>
              <draw:line draw:style-name="gr33" draw:text-style-name="P7" draw:layer="Detail" svg:x1="27.972cm" svg:y1="8.458cm" svg:x2="27.022cm" svg:y2="8.458cm">
                <text:p/>
              </draw:line>
              <draw:line draw:style-name="gr33" draw:text-style-name="P7" draw:layer="Detail" svg:x1="27.972cm" svg:y1="8.459cm" svg:x2="27.972cm" svg:y2="9.508cm">
                <text:p/>
              </draw:line>
              <draw:line draw:style-name="gr33" draw:text-style-name="P7" draw:layer="Detail" svg:x1="27.972cm" svg:y1="8.458cm" svg:x2="27.022cm" svg:y2="9.507cm">
                <text:p/>
              </draw:line>
              <draw:line draw:style-name="gr33" draw:text-style-name="P7" draw:layer="Detail" svg:x1="27.972cm" svg:y1="9.507cm" svg:x2="27.022cm" svg:y2="9.507cm">
                <text:p/>
              </draw:line>
              <draw:line draw:style-name="gr33" draw:text-style-name="P7" draw:layer="Detail" svg:x1="27.972cm" svg:y1="9.507cm" svg:x2="27.022cm" svg:y2="8.458cm">
                <text:p/>
              </draw:line>
            </draw:g>
            <draw:g>
              <draw:line draw:style-name="gr33" draw:text-style-name="P7" draw:layer="Detail" svg:x1="27.147cm" svg:y1="9.501cm" svg:x2="27.147cm" svg:y2="9.608cm">
                <text:p/>
              </draw:line>
              <draw:line draw:style-name="gr33" draw:text-style-name="P7" draw:layer="Detail" svg:x1="27.847cm" svg:y1="9.501cm" svg:x2="27.847cm" svg:y2="9.608cm">
                <text:p/>
              </draw:line>
            </draw:g>
          </draw:g>
          <draw:g>
            <draw:line draw:style-name="gr33" draw:text-style-name="P7" draw:layer="Detail" svg:x1="33.432cm" svg:y1="9.001cm" svg:x2="33.432cm" svg:y2="10.808cm">
              <text:p/>
            </draw:line>
            <draw:line draw:style-name="gr33" draw:text-style-name="P7" draw:layer="Detail" svg:x1="34.882cm" svg:y1="9.001cm" svg:x2="34.882cm" svg:y2="10.808cm">
              <text:p/>
            </draw:line>
            <draw:line draw:style-name="gr33" draw:text-style-name="P7" draw:layer="Detail" svg:x1="34.882cm" svg:y1="9.168cm" svg:x2="34.212cm" svg:y2="9.168cm">
              <text:p/>
            </draw:line>
            <draw:g>
              <draw:line draw:style-name="gr33" draw:text-style-name="P7" draw:layer="Detail" svg:x1="34.092cm" svg:y1="9.168cm" svg:x2="34.092cm" svg:y2="10.518cm">
                <text:p/>
              </draw:line>
              <draw:line draw:style-name="gr33" draw:text-style-name="P7" draw:layer="Detail" svg:x1="34.212cm" svg:y1="9.168cm" svg:x2="34.212cm" svg:y2="10.518cm">
                <text:p/>
              </draw:line>
              <draw:line draw:style-name="gr33" draw:text-style-name="P7" draw:layer="Detail" svg:x1="34.212cm" svg:y1="9.168cm" svg:x2="34.092cm" svg:y2="9.168cm">
                <text:p/>
              </draw:line>
              <draw:line draw:style-name="gr33" draw:text-style-name="P7" draw:layer="Detail" svg:x1="34.212cm" svg:y1="10.518cm" svg:x2="34.092cm" svg:y2="10.518cm">
                <text:p/>
              </draw:line>
            </draw:g>
            <draw:line draw:style-name="gr33" draw:text-style-name="P7" draw:layer="Detail" svg:x1="34.882cm" svg:y1="9.291cm" svg:x2="34.212cm" svg:y2="9.291cm">
              <text:p/>
            </draw:line>
            <draw:line draw:style-name="gr33" draw:text-style-name="P7" draw:layer="Detail" svg:x1="34.882cm" svg:y1="9.413cm" svg:x2="34.212cm" svg:y2="9.413cm">
              <text:p/>
            </draw:line>
            <draw:line draw:style-name="gr33" draw:text-style-name="P7" draw:layer="Detail" svg:x1="34.882cm" svg:y1="9.536cm" svg:x2="34.212cm" svg:y2="9.536cm">
              <text:p/>
            </draw:line>
            <draw:line draw:style-name="gr33" draw:text-style-name="P7" draw:layer="Detail" svg:x1="34.882cm" svg:y1="9.659cm" svg:x2="34.212cm" svg:y2="9.659cm">
              <text:p/>
            </draw:line>
            <draw:line draw:style-name="gr33" draw:text-style-name="P7" draw:layer="Detail" svg:x1="34.882cm" svg:y1="9.782cm" svg:x2="34.212cm" svg:y2="9.782cm">
              <text:p/>
            </draw:line>
            <draw:line draw:style-name="gr33" draw:text-style-name="P7" draw:layer="Detail" svg:x1="34.882cm" svg:y1="9.904cm" svg:x2="34.212cm" svg:y2="9.904cm">
              <text:p/>
            </draw:line>
            <draw:line draw:style-name="gr33" draw:text-style-name="P7" draw:layer="Detail" svg:x1="34.882cm" svg:y1="10.027cm" svg:x2="34.212cm" svg:y2="10.027cm">
              <text:p/>
            </draw:line>
            <draw:line draw:style-name="gr33" draw:text-style-name="P7" draw:layer="Detail" svg:x1="34.882cm" svg:y1="10.15cm" svg:x2="34.212cm" svg:y2="10.15cm">
              <text:p/>
            </draw:line>
            <draw:line draw:style-name="gr33" draw:text-style-name="P7" draw:layer="Detail" svg:x1="34.882cm" svg:y1="10.273cm" svg:x2="34.212cm" svg:y2="10.273cm">
              <text:p/>
            </draw:line>
            <draw:line draw:style-name="gr33" draw:text-style-name="P7" draw:layer="Detail" svg:x1="34.882cm" svg:y1="10.395cm" svg:x2="34.212cm" svg:y2="10.395cm">
              <text:p/>
            </draw:line>
            <draw:line draw:style-name="gr33" draw:text-style-name="P7" draw:layer="Detail" svg:x1="34.102cm" svg:y1="9.291cm" svg:x2="33.432cm" svg:y2="9.291cm">
              <text:p/>
            </draw:line>
            <draw:line draw:style-name="gr33" draw:text-style-name="P7" draw:layer="Detail" svg:x1="34.102cm" svg:y1="9.413cm" svg:x2="33.432cm" svg:y2="9.413cm">
              <text:p/>
            </draw:line>
            <draw:line draw:style-name="gr33" draw:text-style-name="P7" draw:layer="Detail" svg:x1="34.102cm" svg:y1="9.536cm" svg:x2="33.432cm" svg:y2="9.536cm">
              <text:p/>
            </draw:line>
            <draw:line draw:style-name="gr33" draw:text-style-name="P7" draw:layer="Detail" svg:x1="34.102cm" svg:y1="9.659cm" svg:x2="33.432cm" svg:y2="9.659cm">
              <text:p/>
            </draw:line>
            <draw:line draw:style-name="gr33" draw:text-style-name="P7" draw:layer="Detail" svg:x1="34.102cm" svg:y1="9.782cm" svg:x2="33.432cm" svg:y2="9.782cm">
              <text:p/>
            </draw:line>
            <draw:line draw:style-name="gr33" draw:text-style-name="P7" draw:layer="Detail" svg:x1="34.102cm" svg:y1="9.904cm" svg:x2="33.432cm" svg:y2="9.904cm">
              <text:p/>
            </draw:line>
            <draw:line draw:style-name="gr33" draw:text-style-name="P7" draw:layer="Detail" svg:x1="34.102cm" svg:y1="10.027cm" svg:x2="33.432cm" svg:y2="10.027cm">
              <text:p/>
            </draw:line>
            <draw:line draw:style-name="gr33" draw:text-style-name="P7" draw:layer="Detail" svg:x1="34.102cm" svg:y1="10.15cm" svg:x2="33.432cm" svg:y2="10.15cm">
              <text:p/>
            </draw:line>
            <draw:line draw:style-name="gr33" draw:text-style-name="P7" draw:layer="Detail" svg:x1="34.102cm" svg:y1="10.273cm" svg:x2="33.432cm" svg:y2="10.273cm">
              <text:p/>
            </draw:line>
            <draw:line draw:style-name="gr33" draw:text-style-name="P7" draw:layer="Detail" svg:x1="34.102cm" svg:y1="10.518cm" svg:x2="33.432cm" svg:y2="10.518cm">
              <text:p/>
            </draw:line>
            <draw:line draw:style-name="gr33" draw:text-style-name="P7" draw:layer="Detail" svg:x1="34.102cm" svg:y1="10.395cm" svg:x2="33.432cm" svg:y2="10.395cm">
              <text:p/>
            </draw:line>
          </draw:g>
          <draw:g>
            <draw:line draw:style-name="gr33" draw:text-style-name="P7" draw:layer="Detail" svg:x1="25.152cm" svg:y1="9.001cm" svg:x2="25.152cm" svg:y2="10.808cm">
              <text:p/>
            </draw:line>
            <draw:line draw:style-name="gr33" draw:text-style-name="P7" draw:layer="Detail" svg:x1="26.602cm" svg:y1="9.001cm" svg:x2="26.602cm" svg:y2="10.808cm">
              <text:p/>
            </draw:line>
            <draw:line draw:style-name="gr33" draw:text-style-name="P7" draw:layer="Detail" svg:x1="26.602cm" svg:y1="9.168cm" svg:x2="25.932cm" svg:y2="9.168cm">
              <text:p/>
            </draw:line>
            <draw:g>
              <draw:line draw:style-name="gr33" draw:text-style-name="P7" draw:layer="Detail" svg:x1="25.812cm" svg:y1="9.168cm" svg:x2="25.812cm" svg:y2="10.518cm">
                <text:p/>
              </draw:line>
              <draw:line draw:style-name="gr33" draw:text-style-name="P7" draw:layer="Detail" svg:x1="25.932cm" svg:y1="9.168cm" svg:x2="25.932cm" svg:y2="10.518cm">
                <text:p/>
              </draw:line>
              <draw:line draw:style-name="gr33" draw:text-style-name="P7" draw:layer="Detail" svg:x1="25.932cm" svg:y1="9.168cm" svg:x2="25.812cm" svg:y2="9.168cm">
                <text:p/>
              </draw:line>
              <draw:line draw:style-name="gr33" draw:text-style-name="P7" draw:layer="Detail" svg:x1="25.932cm" svg:y1="10.518cm" svg:x2="25.812cm" svg:y2="10.518cm">
                <text:p/>
              </draw:line>
            </draw:g>
            <draw:line draw:style-name="gr33" draw:text-style-name="P7" draw:layer="Detail" svg:x1="26.602cm" svg:y1="9.291cm" svg:x2="25.932cm" svg:y2="9.291cm">
              <text:p/>
            </draw:line>
            <draw:line draw:style-name="gr33" draw:text-style-name="P7" draw:layer="Detail" svg:x1="26.602cm" svg:y1="9.413cm" svg:x2="25.932cm" svg:y2="9.413cm">
              <text:p/>
            </draw:line>
            <draw:line draw:style-name="gr33" draw:text-style-name="P7" draw:layer="Detail" svg:x1="26.602cm" svg:y1="9.536cm" svg:x2="25.932cm" svg:y2="9.536cm">
              <text:p/>
            </draw:line>
            <draw:line draw:style-name="gr33" draw:text-style-name="P7" draw:layer="Detail" svg:x1="26.602cm" svg:y1="9.659cm" svg:x2="25.932cm" svg:y2="9.659cm">
              <text:p/>
            </draw:line>
            <draw:line draw:style-name="gr33" draw:text-style-name="P7" draw:layer="Detail" svg:x1="26.602cm" svg:y1="9.782cm" svg:x2="25.932cm" svg:y2="9.782cm">
              <text:p/>
            </draw:line>
            <draw:line draw:style-name="gr33" draw:text-style-name="P7" draw:layer="Detail" svg:x1="26.602cm" svg:y1="9.904cm" svg:x2="25.932cm" svg:y2="9.904cm">
              <text:p/>
            </draw:line>
            <draw:line draw:style-name="gr33" draw:text-style-name="P7" draw:layer="Detail" svg:x1="26.602cm" svg:y1="10.027cm" svg:x2="25.932cm" svg:y2="10.027cm">
              <text:p/>
            </draw:line>
            <draw:line draw:style-name="gr33" draw:text-style-name="P7" draw:layer="Detail" svg:x1="26.602cm" svg:y1="10.15cm" svg:x2="25.932cm" svg:y2="10.15cm">
              <text:p/>
            </draw:line>
            <draw:line draw:style-name="gr33" draw:text-style-name="P7" draw:layer="Detail" svg:x1="26.602cm" svg:y1="10.273cm" svg:x2="25.932cm" svg:y2="10.273cm">
              <text:p/>
            </draw:line>
            <draw:line draw:style-name="gr33" draw:text-style-name="P7" draw:layer="Detail" svg:x1="26.602cm" svg:y1="10.395cm" svg:x2="25.932cm" svg:y2="10.395cm">
              <text:p/>
            </draw:line>
            <draw:line draw:style-name="gr33" draw:text-style-name="P7" draw:layer="Detail" svg:x1="25.822cm" svg:y1="9.291cm" svg:x2="25.152cm" svg:y2="9.291cm">
              <text:p/>
            </draw:line>
            <draw:line draw:style-name="gr33" draw:text-style-name="P7" draw:layer="Detail" svg:x1="25.822cm" svg:y1="9.413cm" svg:x2="25.152cm" svg:y2="9.413cm">
              <text:p/>
            </draw:line>
            <draw:line draw:style-name="gr33" draw:text-style-name="P7" draw:layer="Detail" svg:x1="25.822cm" svg:y1="9.536cm" svg:x2="25.152cm" svg:y2="9.536cm">
              <text:p/>
            </draw:line>
            <draw:line draw:style-name="gr33" draw:text-style-name="P7" draw:layer="Detail" svg:x1="25.822cm" svg:y1="9.659cm" svg:x2="25.152cm" svg:y2="9.659cm">
              <text:p/>
            </draw:line>
            <draw:line draw:style-name="gr33" draw:text-style-name="P7" draw:layer="Detail" svg:x1="25.822cm" svg:y1="9.782cm" svg:x2="25.152cm" svg:y2="9.782cm">
              <text:p/>
            </draw:line>
            <draw:line draw:style-name="gr33" draw:text-style-name="P7" draw:layer="Detail" svg:x1="25.822cm" svg:y1="9.904cm" svg:x2="25.152cm" svg:y2="9.904cm">
              <text:p/>
            </draw:line>
            <draw:line draw:style-name="gr33" draw:text-style-name="P7" draw:layer="Detail" svg:x1="25.822cm" svg:y1="10.027cm" svg:x2="25.152cm" svg:y2="10.027cm">
              <text:p/>
            </draw:line>
            <draw:line draw:style-name="gr33" draw:text-style-name="P7" draw:layer="Detail" svg:x1="25.822cm" svg:y1="10.15cm" svg:x2="25.152cm" svg:y2="10.15cm">
              <text:p/>
            </draw:line>
            <draw:line draw:style-name="gr33" draw:text-style-name="P7" draw:layer="Detail" svg:x1="25.822cm" svg:y1="10.273cm" svg:x2="25.152cm" svg:y2="10.273cm">
              <text:p/>
            </draw:line>
            <draw:line draw:style-name="gr33" draw:text-style-name="P7" draw:layer="Detail" svg:x1="25.822cm" svg:y1="10.518cm" svg:x2="25.152cm" svg:y2="10.518cm">
              <text:p/>
            </draw:line>
            <draw:line draw:style-name="gr33" draw:text-style-name="P7" draw:layer="Detail" svg:x1="25.822cm" svg:y1="10.395cm" svg:x2="25.152cm" svg:y2="10.395cm">
              <text:p/>
            </draw:line>
          </draw:g>
          <draw:line draw:style-name="gr33" draw:text-style-name="P7" draw:layer="Detail" svg:x1="40.42cm" svg:y1="22.052cm" svg:x2="40.42cm" svg:y2="19.702cm">
            <text:p/>
          </draw:line>
          <draw:line draw:style-name="gr33" draw:text-style-name="P7" draw:layer="Detail" svg:x1="40.07cm" svg:y1="20.152cm" svg:x2="40.42cm" svg:y2="20.152cm">
            <text:p/>
          </draw:line>
          <draw:line draw:style-name="gr33" draw:text-style-name="P7" draw:layer="Detail" svg:x1="41.27cm" svg:y1="21.402cm" svg:x2="41.27cm" svg:y2="23.402cm">
            <text:p/>
          </draw:line>
          <draw:line draw:style-name="gr33" draw:text-style-name="P7" draw:layer="Detail" svg:x1="40.07cm" svg:y1="22.052cm" svg:x2="41.27cm" svg:y2="22.052cm">
            <text:p/>
          </draw:line>
          <draw:line draw:style-name="gr33" draw:text-style-name="P7" draw:layer="Detail" svg:x1="44.52cm" svg:y1="22.602cm" svg:x2="41.27cm" svg:y2="22.602cm">
            <text:p/>
          </draw:line>
          <draw:line draw:style-name="gr33" draw:text-style-name="P7" draw:layer="Detail" svg:x1="41.47cm" svg:y1="22.602cm" svg:x2="41.47cm" svg:y2="23.402cm">
            <text:p/>
          </draw:line>
          <draw:line draw:style-name="gr33" draw:text-style-name="P7" draw:layer="Detail" svg:x1="41.92cm" svg:y1="22.602cm" svg:x2="41.92cm" svg:y2="23.402cm">
            <text:p/>
          </draw:line>
          <draw:line draw:style-name="gr33" draw:text-style-name="P7" draw:layer="Detail" svg:x1="42.37cm" svg:y1="22.602cm" svg:x2="42.37cm" svg:y2="23.402cm">
            <text:p/>
          </draw:line>
          <draw:line draw:style-name="gr33" draw:text-style-name="P7" draw:layer="Detail" svg:x1="42.77cm" svg:y1="22.607cm" svg:x2="42.77cm" svg:y2="23.407cm">
            <text:p/>
          </draw:line>
          <draw:line draw:style-name="gr33" draw:text-style-name="P7" draw:layer="Detail" svg:x1="43.22cm" svg:y1="22.602cm" svg:x2="43.22cm" svg:y2="23.402cm">
            <text:p/>
          </draw:line>
          <draw:line draw:style-name="gr33" draw:text-style-name="P7" draw:layer="Detail" svg:x1="43.67cm" svg:y1="22.607cm" svg:x2="43.67cm" svg:y2="23.407cm">
            <text:p/>
          </draw:line>
          <draw:line draw:style-name="gr33" draw:text-style-name="P7" draw:layer="Detail" svg:x1="44.07cm" svg:y1="22.602cm" svg:x2="44.07cm" svg:y2="23.402cm">
            <text:p/>
          </draw:line>
          <draw:line draw:style-name="gr33" draw:text-style-name="P7" draw:layer="Detail" svg:x1="44.52cm" svg:y1="21.402cm" svg:x2="44.52cm" svg:y2="23.402cm">
            <text:p/>
          </draw:line>
          <draw:line draw:style-name="gr33" draw:text-style-name="P7" draw:layer="Detail" svg:x1="42.72cm" svg:y1="21.952cm" svg:x2="41.87cm" svg:y2="21.952cm">
            <text:p/>
          </draw:line>
          <draw:line draw:style-name="gr33" draw:text-style-name="P7" draw:layer="Detail" svg:x1="41.87cm" svg:y1="21.402cm" svg:x2="41.87cm" svg:y2="21.952cm">
            <text:p/>
          </draw:line>
          <draw:line draw:style-name="gr33" draw:text-style-name="P7" draw:layer="Detail" svg:x1="42.72cm" svg:y1="21.402cm" svg:x2="42.72cm" svg:y2="21.952cm">
            <text:p/>
          </draw:line>
          <draw:line draw:style-name="gr33" draw:text-style-name="P7" draw:layer="Detail" svg:x1="41.07cm" svg:y1="20.452cm" svg:x2="41.62cm" svg:y2="20.452cm">
            <text:p/>
          </draw:line>
          <draw:line draw:style-name="gr33" draw:text-style-name="P7" draw:layer="Detail" svg:x1="41.07cm" svg:y1="20.452cm" svg:x2="41.07cm" svg:y2="19.702cm">
            <text:p/>
          </draw:line>
          <draw:line draw:style-name="gr33" draw:text-style-name="P7" draw:layer="Detail" svg:x1="45.57cm" svg:y1="21.402cm" svg:x2="45.57cm" svg:y2="23.402cm">
            <text:p/>
          </draw:line>
          <draw:line draw:style-name="gr33" draw:text-style-name="P7" draw:layer="Detail" svg:x1="45.57cm" svg:y1="22.102cm" svg:x2="44.52cm" svg:y2="22.102cm">
            <text:p/>
          </draw:line>
          <draw:line draw:style-name="gr33" draw:text-style-name="P7" draw:layer="Detail" svg:x1="45.97cm" svg:y1="22.602cm" svg:x2="45.97cm" svg:y2="23.402cm">
            <text:p/>
          </draw:line>
          <draw:line draw:style-name="gr33" draw:text-style-name="P7" draw:layer="Detail" svg:x1="46.42cm" svg:y1="22.602cm" svg:x2="46.42cm" svg:y2="23.402cm">
            <text:p/>
          </draw:line>
          <draw:line draw:style-name="gr33" draw:text-style-name="P7" draw:layer="Detail" svg:x1="47.32cm" svg:y1="22.602cm" svg:x2="45.57cm" svg:y2="22.602cm">
            <text:p/>
          </draw:line>
          <draw:line draw:style-name="gr33" draw:text-style-name="P7" draw:layer="Detail" svg:x1="46.87cm" svg:y1="22.602cm" svg:x2="46.87cm" svg:y2="23.402cm">
            <text:p/>
          </draw:line>
          <draw:line draw:style-name="gr33" draw:text-style-name="P7" draw:layer="Detail" svg:x1="47.32cm" svg:y1="22.602cm" svg:x2="47.32cm" svg:y2="23.402cm">
            <text:p/>
          </draw:line>
          <draw:line draw:style-name="gr33" draw:text-style-name="P7" draw:layer="Detail" svg:x1="45.92cm" svg:y1="21.602cm" svg:x2="45.92cm" svg:y2="21.952cm">
            <text:p/>
          </draw:line>
          <draw:line draw:style-name="gr33" draw:text-style-name="P7" draw:layer="Detail" svg:x1="46.27cm" svg:y1="21.602cm" svg:x2="46.27cm" svg:y2="21.952cm">
            <text:p/>
          </draw:line>
          <draw:line draw:style-name="gr33" draw:text-style-name="P7" draw:layer="Detail" svg:x1="46.67cm" svg:y1="21.602cm" svg:x2="45.57cm" svg:y2="21.602cm">
            <text:p/>
          </draw:line>
          <draw:line draw:style-name="gr33" draw:text-style-name="P7" draw:layer="Detail" svg:x1="46.67cm" svg:y1="21.402cm" svg:x2="46.67cm" svg:y2="21.952cm">
            <text:p/>
          </draw:line>
          <draw:line draw:style-name="gr33" draw:text-style-name="P7" draw:layer="Detail" svg:x1="46.87cm" svg:y1="21.402cm" svg:x2="46.87cm" svg:y2="21.952cm">
            <text:p/>
          </draw:line>
          <draw:line draw:style-name="gr33" draw:text-style-name="P7" draw:layer="Detail" svg:x1="46.87cm" svg:y1="21.952cm" svg:x2="46.67cm" svg:y2="21.952cm">
            <text:p/>
          </draw:line>
          <draw:line draw:style-name="gr33" draw:text-style-name="P7" draw:layer="Detail" svg:x1="47.47cm" svg:y1="22.002cm" svg:x2="47.47cm" svg:y2="21.402cm">
            <text:p/>
          </draw:line>
          <draw:line draw:style-name="gr33" draw:text-style-name="P7" draw:layer="Detail" svg:x1="47.47cm" svg:y1="22.002cm" svg:x2="48.67cm" svg:y2="22.002cm">
            <text:p/>
          </draw:line>
          <draw:line draw:style-name="gr33" draw:text-style-name="P7" draw:layer="Detail" svg:x1="48.32cm" svg:y1="22.002cm" svg:x2="48.32cm" svg:y2="19.702cm">
            <text:p/>
          </draw:line>
          <draw:line draw:style-name="gr33" draw:text-style-name="P7" draw:layer="Detail" svg:x1="46.97cm" svg:y1="20.452cm" svg:x2="47.52cm" svg:y2="20.452cm">
            <text:p/>
          </draw:line>
          <draw:line draw:style-name="gr33" draw:text-style-name="P7" draw:layer="Detail" svg:x1="47.52cm" svg:y1="20.452cm" svg:x2="47.52cm" svg:y2="19.702cm">
            <text:p/>
          </draw:line>
          <draw:g>
            <draw:g>
              <draw:line draw:style-name="gr33" draw:text-style-name="P7" draw:layer="Detail" svg:x1="43.012cm" svg:y1="20.452cm" svg:x2="43.012cm" svg:y2="19.802cm">
                <text:p/>
              </draw:line>
              <draw:line draw:style-name="gr33" draw:text-style-name="P7" draw:layer="Detail" svg:x1="43.128cm" svg:y1="20.452cm" svg:x2="43.128cm" svg:y2="19.802cm">
                <text:p/>
              </draw:line>
              <draw:line draw:style-name="gr33" draw:text-style-name="P7" draw:layer="Detail" svg:x1="43.245cm" svg:y1="20.452cm" svg:x2="43.245cm" svg:y2="19.802cm">
                <text:p/>
              </draw:line>
              <draw:line draw:style-name="gr33" draw:text-style-name="P7" draw:layer="Detail" svg:x1="43.362cm" svg:y1="20.452cm" svg:x2="43.362cm" svg:y2="19.802cm">
                <text:p/>
              </draw:line>
              <draw:line draw:style-name="gr33" draw:text-style-name="P7" draw:layer="Detail" svg:x1="43.478cm" svg:y1="20.452cm" svg:x2="43.478cm" svg:y2="19.802cm">
                <text:p/>
              </draw:line>
              <draw:line draw:style-name="gr33" draw:text-style-name="P7" draw:layer="Detail" svg:x1="43.595cm" svg:y1="20.452cm" svg:x2="43.595cm" svg:y2="19.802cm">
                <text:p/>
              </draw:line>
              <draw:line draw:style-name="gr33" draw:text-style-name="P7" draw:layer="Detail" svg:x1="43.712cm" svg:y1="20.452cm" svg:x2="43.712cm" svg:y2="19.802cm">
                <text:p/>
              </draw:line>
              <draw:line draw:style-name="gr33" draw:text-style-name="P7" draw:layer="Detail" svg:x1="43.828cm" svg:y1="20.452cm" svg:x2="43.828cm" svg:y2="19.802cm">
                <text:p/>
              </draw:line>
              <draw:line draw:style-name="gr33" draw:text-style-name="P7" draw:layer="Detail" svg:x1="43.945cm" svg:y1="20.452cm" svg:x2="43.945cm" svg:y2="19.802cm">
                <text:p/>
              </draw:line>
              <draw:line draw:style-name="gr33" draw:text-style-name="P7" draw:layer="Detail" svg:x1="44.062cm" svg:y1="20.452cm" svg:x2="44.062cm" svg:y2="19.802cm">
                <text:p/>
              </draw:line>
              <draw:line draw:style-name="gr33" draw:text-style-name="P7" draw:layer="Detail" svg:x1="44.178cm" svg:y1="20.452cm" svg:x2="44.178cm" svg:y2="19.802cm">
                <text:p/>
              </draw:line>
              <draw:line draw:style-name="gr33" draw:text-style-name="P7" draw:layer="Detail" svg:x1="44.295cm" svg:y1="20.452cm" svg:x2="44.295cm" svg:y2="19.802cm">
                <text:p/>
              </draw:line>
              <draw:line draw:style-name="gr33" draw:text-style-name="P7" draw:layer="Detail" svg:x1="44.412cm" svg:y1="20.452cm" svg:x2="44.412cm" svg:y2="19.802cm">
                <text:p/>
              </draw:line>
              <draw:line draw:style-name="gr33" draw:text-style-name="P7" draw:layer="Detail" svg:x1="44.528cm" svg:y1="20.452cm" svg:x2="44.528cm" svg:y2="19.802cm">
                <text:p/>
              </draw:line>
              <draw:line draw:style-name="gr33" draw:text-style-name="P7" draw:layer="Detail" svg:x1="44.645cm" svg:y1="20.452cm" svg:x2="44.645cm" svg:y2="19.802cm">
                <text:p/>
              </draw:line>
              <draw:line draw:style-name="gr33" draw:text-style-name="P7" draw:layer="Detail" svg:x1="44.762cm" svg:y1="20.452cm" svg:x2="44.762cm" svg:y2="19.802cm">
                <text:p/>
              </draw:line>
              <draw:line draw:style-name="gr33" draw:text-style-name="P7" draw:layer="Detail" svg:x1="44.878cm" svg:y1="20.452cm" svg:x2="44.878cm" svg:y2="19.802cm">
                <text:p/>
              </draw:line>
              <draw:line draw:style-name="gr33" draw:text-style-name="P7" draw:layer="Detail" svg:x1="44.995cm" svg:y1="20.452cm" svg:x2="44.995cm" svg:y2="19.802cm">
                <text:p/>
              </draw:line>
              <draw:line draw:style-name="gr33" draw:text-style-name="P7" draw:layer="Detail" svg:x1="45.112cm" svg:y1="20.452cm" svg:x2="45.112cm" svg:y2="19.802cm">
                <text:p/>
              </draw:line>
              <draw:line draw:style-name="gr33" draw:text-style-name="P7" draw:layer="Detail" svg:x1="45.228cm" svg:y1="20.452cm" svg:x2="45.228cm" svg:y2="19.802cm">
                <text:p/>
              </draw:line>
              <draw:line draw:style-name="gr33" draw:text-style-name="P7" draw:layer="Detail" svg:x1="45.345cm" svg:y1="20.452cm" svg:x2="45.345cm" svg:y2="19.802cm">
                <text:p/>
              </draw:line>
              <draw:line draw:style-name="gr33" draw:text-style-name="P7" draw:layer="Detail" svg:x1="45.462cm" svg:y1="20.452cm" svg:x2="45.462cm" svg:y2="19.802cm">
                <text:p/>
              </draw:line>
              <draw:line draw:style-name="gr33" draw:text-style-name="P7" draw:layer="Detail" svg:x1="45.578cm" svg:y1="20.452cm" svg:x2="45.578cm" svg:y2="19.802cm">
                <text:p/>
              </draw:line>
              <draw:line draw:style-name="gr33" draw:text-style-name="P7" draw:layer="Detail" svg:x1="45.695cm" svg:y1="20.452cm" svg:x2="45.695cm" svg:y2="19.802cm">
                <text:p/>
              </draw:line>
              <draw:line draw:style-name="gr33" draw:text-style-name="P7" draw:layer="Detail" svg:x1="42.895cm" svg:y1="21.302cm" svg:x2="42.895cm" svg:y2="20.652cm">
                <text:p/>
              </draw:line>
              <draw:line draw:style-name="gr33" draw:text-style-name="P7" draw:layer="Detail" svg:x1="43.012cm" svg:y1="21.302cm" svg:x2="43.012cm" svg:y2="20.652cm">
                <text:p/>
              </draw:line>
              <draw:line draw:style-name="gr33" draw:text-style-name="P7" draw:layer="Detail" svg:x1="43.128cm" svg:y1="21.302cm" svg:x2="43.128cm" svg:y2="20.652cm">
                <text:p/>
              </draw:line>
              <draw:line draw:style-name="gr33" draw:text-style-name="P7" draw:layer="Detail" svg:x1="43.245cm" svg:y1="21.302cm" svg:x2="43.245cm" svg:y2="20.652cm">
                <text:p/>
              </draw:line>
              <draw:line draw:style-name="gr33" draw:text-style-name="P7" draw:layer="Detail" svg:x1="43.362cm" svg:y1="21.302cm" svg:x2="43.362cm" svg:y2="20.652cm">
                <text:p/>
              </draw:line>
              <draw:line draw:style-name="gr33" draw:text-style-name="P7" draw:layer="Detail" svg:x1="43.478cm" svg:y1="21.302cm" svg:x2="43.478cm" svg:y2="20.652cm">
                <text:p/>
              </draw:line>
              <draw:line draw:style-name="gr33" draw:text-style-name="P7" draw:layer="Detail" svg:x1="43.595cm" svg:y1="21.302cm" svg:x2="43.595cm" svg:y2="20.652cm">
                <text:p/>
              </draw:line>
              <draw:line draw:style-name="gr33" draw:text-style-name="P7" draw:layer="Detail" svg:x1="43.712cm" svg:y1="21.302cm" svg:x2="43.712cm" svg:y2="20.652cm">
                <text:p/>
              </draw:line>
              <draw:line draw:style-name="gr33" draw:text-style-name="P7" draw:layer="Detail" svg:x1="43.828cm" svg:y1="21.302cm" svg:x2="43.828cm" svg:y2="20.652cm">
                <text:p/>
              </draw:line>
              <draw:line draw:style-name="gr33" draw:text-style-name="P7" draw:layer="Detail" svg:x1="43.945cm" svg:y1="21.302cm" svg:x2="43.945cm" svg:y2="20.652cm">
                <text:p/>
              </draw:line>
              <draw:line draw:style-name="gr33" draw:text-style-name="P7" draw:layer="Detail" svg:x1="44.062cm" svg:y1="21.302cm" svg:x2="44.062cm" svg:y2="20.652cm">
                <text:p/>
              </draw:line>
              <draw:line draw:style-name="gr33" draw:text-style-name="P7" draw:layer="Detail" svg:x1="44.178cm" svg:y1="21.302cm" svg:x2="44.178cm" svg:y2="20.652cm">
                <text:p/>
              </draw:line>
              <draw:line draw:style-name="gr33" draw:text-style-name="P7" draw:layer="Detail" svg:x1="44.295cm" svg:y1="21.302cm" svg:x2="44.295cm" svg:y2="20.652cm">
                <text:p/>
              </draw:line>
              <draw:line draw:style-name="gr33" draw:text-style-name="P7" draw:layer="Detail" svg:x1="44.412cm" svg:y1="21.302cm" svg:x2="44.412cm" svg:y2="20.652cm">
                <text:p/>
              </draw:line>
              <draw:line draw:style-name="gr33" draw:text-style-name="P7" draw:layer="Detail" svg:x1="44.528cm" svg:y1="21.302cm" svg:x2="44.528cm" svg:y2="20.652cm">
                <text:p/>
              </draw:line>
              <draw:line draw:style-name="gr33" draw:text-style-name="P7" draw:layer="Detail" svg:x1="44.645cm" svg:y1="21.302cm" svg:x2="44.645cm" svg:y2="20.652cm">
                <text:p/>
              </draw:line>
              <draw:line draw:style-name="gr33" draw:text-style-name="P7" draw:layer="Detail" svg:x1="44.762cm" svg:y1="21.302cm" svg:x2="44.762cm" svg:y2="20.652cm">
                <text:p/>
              </draw:line>
              <draw:line draw:style-name="gr33" draw:text-style-name="P7" draw:layer="Detail" svg:x1="44.878cm" svg:y1="21.302cm" svg:x2="44.878cm" svg:y2="20.652cm">
                <text:p/>
              </draw:line>
              <draw:line draw:style-name="gr33" draw:text-style-name="P7" draw:layer="Detail" svg:x1="44.995cm" svg:y1="21.302cm" svg:x2="44.995cm" svg:y2="20.652cm">
                <text:p/>
              </draw:line>
              <draw:line draw:style-name="gr33" draw:text-style-name="P7" draw:layer="Detail" svg:x1="45.112cm" svg:y1="21.302cm" svg:x2="45.112cm" svg:y2="20.652cm">
                <text:p/>
              </draw:line>
              <draw:line draw:style-name="gr33" draw:text-style-name="P7" draw:layer="Detail" svg:x1="45.228cm" svg:y1="21.302cm" svg:x2="45.228cm" svg:y2="20.652cm">
                <text:p/>
              </draw:line>
              <draw:line draw:style-name="gr33" draw:text-style-name="P7" draw:layer="Detail" svg:x1="45.345cm" svg:y1="21.302cm" svg:x2="45.345cm" svg:y2="20.652cm">
                <text:p/>
              </draw:line>
              <draw:line draw:style-name="gr33" draw:text-style-name="P7" draw:layer="Detail" svg:x1="45.462cm" svg:y1="21.302cm" svg:x2="45.462cm" svg:y2="20.652cm">
                <text:p/>
              </draw:line>
              <draw:line draw:style-name="gr33" draw:text-style-name="P7" draw:layer="Detail" svg:x1="45.578cm" svg:y1="21.302cm" svg:x2="45.578cm" svg:y2="20.652cm">
                <text:p/>
              </draw:line>
              <draw:line draw:style-name="gr33" draw:text-style-name="P7" draw:layer="Detail" svg:x1="45.695cm" svg:y1="21.302cm" svg:x2="45.695cm" svg:y2="20.652cm">
                <text:p/>
              </draw:line>
              <draw:line draw:style-name="gr33" draw:text-style-name="P7" draw:layer="Detail" svg:x1="42.895cm" svg:y1="20.452cm" svg:x2="42.895cm" svg:y2="19.802cm">
                <text:p/>
              </draw:line>
            </draw:g>
            <draw:g>
              <draw:line draw:style-name="gr33" draw:text-style-name="P7" draw:layer="Detail" svg:x1="42.62cm" svg:y1="19.802cm" svg:x2="45.97cm" svg:y2="19.802cm">
                <text:p/>
              </draw:line>
              <draw:line draw:style-name="gr33" draw:text-style-name="P7" draw:layer="Detail" svg:x1="42.62cm" svg:y1="21.302cm" svg:x2="45.97cm" svg:y2="21.302cm">
                <text:p/>
              </draw:line>
            </draw:g>
            <draw:g>
              <draw:line draw:style-name="gr33" draw:text-style-name="P7" draw:layer="Detail" svg:x1="42.72cm" svg:y1="20.452cm" svg:x2="45.87cm" svg:y2="20.452cm">
                <text:p/>
              </draw:line>
              <draw:line draw:style-name="gr33" draw:text-style-name="P7" draw:layer="Detail" svg:x1="42.72cm" svg:y1="20.652cm" svg:x2="45.87cm" svg:y2="20.652cm">
                <text:p/>
              </draw:line>
              <draw:line draw:style-name="gr33" draw:text-style-name="P7" draw:layer="Detail" svg:x1="42.72cm" svg:y1="20.452cm" svg:x2="42.72cm" svg:y2="20.652cm">
                <text:p/>
              </draw:line>
              <draw:line draw:style-name="gr33" draw:text-style-name="P7" draw:layer="Detail" svg:x1="45.87cm" svg:y1="20.452cm" svg:x2="45.87cm" svg:y2="20.652cm">
                <text:p/>
              </draw:line>
            </draw:g>
          </draw:g>
          <draw:line draw:style-name="gr33" draw:text-style-name="P7" draw:layer="Detail" svg:x1="46.97cm" svg:y1="21.402cm" svg:x2="46.97cm" svg:y2="20.702cm">
            <text:p/>
          </draw:line>
          <draw:line draw:style-name="gr33" draw:text-style-name="P7" draw:layer="Detail" svg:x1="40.37cm" svg:y1="23.402cm" svg:x2="40.37cm" svg:y2="24.171cm">
            <text:p/>
          </draw:line>
          <draw:line draw:style-name="gr33" draw:text-style-name="P7" draw:layer="Detail" svg:x1="42.82cm" svg:y1="23.402cm" svg:x2="42.82cm" svg:y2="24.171cm">
            <text:p/>
          </draw:line>
          <draw:line draw:style-name="gr33" draw:text-style-name="P7" draw:layer="Detail" svg:x1="45.47cm" svg:y1="23.402cm" svg:x2="45.47cm" svg:y2="24.171cm">
            <text:p/>
          </draw:line>
          <draw:line draw:style-name="gr33" draw:text-style-name="P7" draw:layer="Detail" svg:x1="47.02cm" svg:y1="23.402cm" svg:x2="47.02cm" svg:y2="24.171cm">
            <text:p/>
          </draw:line>
          <draw:line draw:style-name="gr33" draw:text-style-name="P7" draw:layer="Detail" svg:x1="40.07cm" svg:y1="23.452cm" svg:x2="48.67cm" svg:y2="23.452cm">
            <text:p/>
          </draw:line>
          <draw:line draw:style-name="gr33" draw:text-style-name="P7" draw:layer="Detail" svg:x1="41.62cm" svg:y1="21.402cm" svg:x2="41.62cm" svg:y2="20.702cm">
            <text:p/>
          </draw:line>
          <draw:line draw:style-name="gr33" draw:text-style-name="P7" draw:layer="Detail" svg:x1="48.32cm" svg:y1="20.152cm" svg:x2="48.67cm" svg:y2="20.152cm">
            <text:p/>
          </draw:line>
          <draw:line draw:style-name="gr33" draw:text-style-name="P7" draw:layer="Detail" svg:x1="48.32cm" svg:y1="20.952cm" svg:x2="48.67cm" svg:y2="20.952cm">
            <text:p/>
          </draw:line>
          <draw:line draw:style-name="gr33" draw:text-style-name="P7" draw:layer="Detail" svg:x1="40.479cm" svg:y1="17.961cm" svg:x2="40.063cm" svg:y2="17.961cm">
            <text:p/>
          </draw:line>
          <draw:line draw:style-name="gr33" draw:text-style-name="P7" draw:layer="Detail" svg:x1="40.063cm" svg:y1="17.247cm" svg:x2="40.063cm" svg:y2="17.962cm">
            <text:p/>
          </draw:line>
          <draw:line draw:style-name="gr33" draw:text-style-name="P7" draw:layer="Detail" svg:x1="42.949cm" svg:y1="17.247cm" svg:x2="42.949cm" svg:y2="17.962cm">
            <text:p/>
          </draw:line>
          <draw:line draw:style-name="gr33" draw:text-style-name="P7" draw:layer="Detail" svg:x1="41.896cm" svg:y1="17.961cm" svg:x2="41.116cm" svg:y2="17.961cm">
            <text:p/>
          </draw:line>
          <draw:line draw:style-name="gr33" draw:text-style-name="P7" draw:layer="Detail" svg:x1="43.339cm" svg:y1="17.961cm" svg:x2="42.559cm" svg:y2="17.961cm">
            <text:p/>
          </draw:line>
          <draw:line draw:style-name="gr33" draw:text-style-name="P7" draw:layer="Detail" svg:x1="41.532cm" svg:y1="16.869cm" svg:x2="41.532cm" svg:y2="17.962cm">
            <text:p/>
          </draw:line>
          <draw:line draw:style-name="gr33" draw:text-style-name="P7" draw:layer="Detail" svg:x1="45.796cm" svg:y1="17.247cm" svg:x2="45.796cm" svg:y2="17.962cm">
            <text:p/>
          </draw:line>
          <draw:line draw:style-name="gr33" draw:text-style-name="P7" draw:layer="Detail" svg:x1="44.782cm" svg:y1="17.961cm" svg:x2="44.002cm" svg:y2="17.961cm">
            <text:p/>
          </draw:line>
          <draw:line draw:style-name="gr33" draw:text-style-name="P7" draw:layer="Detail" svg:x1="46.225cm" svg:y1="17.961cm" svg:x2="45.445cm" svg:y2="17.961cm">
            <text:p/>
          </draw:line>
          <draw:line draw:style-name="gr33" draw:text-style-name="P7" draw:layer="Detail" svg:x1="44.366cm" svg:y1="16.869cm" svg:x2="44.366cm" svg:y2="17.962cm">
            <text:p/>
          </draw:line>
          <draw:line draw:style-name="gr33" draw:text-style-name="P7" draw:layer="Detail" svg:x1="47.616cm" svg:y1="17.961cm" svg:x2="46.836cm" svg:y2="17.961cm">
            <text:p/>
          </draw:line>
          <draw:line draw:style-name="gr33" draw:text-style-name="P7" draw:layer="Detail" svg:x1="47.226cm" svg:y1="16.869cm" svg:x2="47.226cm" svg:y2="17.962cm">
            <text:p/>
          </draw:line>
          <draw:line draw:style-name="gr33" draw:text-style-name="P7" draw:layer="Detail" svg:x1="48.695cm" svg:y1="17.962cm" svg:x2="48.279cm" svg:y2="17.962cm">
            <text:p/>
          </draw:line>
          <draw:line draw:style-name="gr33" draw:text-style-name="P7" draw:layer="Detail" svg:x1="48.695cm" svg:y1="17.248cm" svg:x2="48.695cm" svg:y2="17.963cm">
            <text:p/>
          </draw:line>
          <draw:g>
            <draw:line draw:style-name="gr33" draw:text-style-name="P7" draw:layer="Detail" svg:x1="40.31cm" svg:y1="16.778cm" svg:x2="40.31cm" svg:y2="17.805cm">
              <text:p/>
            </draw:line>
            <draw:line draw:style-name="gr33" draw:text-style-name="P7" draw:layer="Detail" svg:x1="41.298cm" svg:y1="16.778cm" svg:x2="40.31cm" svg:y2="16.778cm">
              <text:p/>
            </draw:line>
            <draw:line draw:style-name="gr33" draw:text-style-name="P7" draw:layer="Detail" svg:x1="41.298cm" svg:y1="16.779cm" svg:x2="41.298cm" svg:y2="17.806cm">
              <text:p/>
            </draw:line>
            <draw:line draw:style-name="gr33" draw:text-style-name="P7" draw:layer="Detail" svg:x1="41.298cm" svg:y1="16.778cm" svg:x2="40.31cm" svg:y2="17.805cm">
              <text:p/>
            </draw:line>
            <draw:line draw:style-name="gr33" draw:text-style-name="P7" draw:layer="Detail" svg:x1="41.298cm" svg:y1="17.805cm" svg:x2="40.31cm" svg:y2="17.805cm">
              <text:p/>
            </draw:line>
            <draw:line draw:style-name="gr33" draw:text-style-name="P7" draw:layer="Detail" svg:x1="41.298cm" svg:y1="17.805cm" svg:x2="40.31cm" svg:y2="16.778cm">
              <text:p/>
            </draw:line>
          </draw:g>
          <draw:g>
            <draw:line draw:style-name="gr33" draw:text-style-name="P7" draw:layer="Detail" svg:x1="41.753cm" svg:y1="16.778cm" svg:x2="41.753cm" svg:y2="17.805cm">
              <text:p/>
            </draw:line>
            <draw:line draw:style-name="gr33" draw:text-style-name="P7" draw:layer="Detail" svg:x1="42.741cm" svg:y1="16.778cm" svg:x2="41.753cm" svg:y2="16.778cm">
              <text:p/>
            </draw:line>
            <draw:line draw:style-name="gr33" draw:text-style-name="P7" draw:layer="Detail" svg:x1="42.741cm" svg:y1="16.779cm" svg:x2="42.741cm" svg:y2="17.806cm">
              <text:p/>
            </draw:line>
            <draw:line draw:style-name="gr33" draw:text-style-name="P7" draw:layer="Detail" svg:x1="42.741cm" svg:y1="16.778cm" svg:x2="41.753cm" svg:y2="17.805cm">
              <text:p/>
            </draw:line>
            <draw:line draw:style-name="gr33" draw:text-style-name="P7" draw:layer="Detail" svg:x1="42.741cm" svg:y1="17.805cm" svg:x2="41.753cm" svg:y2="17.805cm">
              <text:p/>
            </draw:line>
            <draw:line draw:style-name="gr33" draw:text-style-name="P7" draw:layer="Detail" svg:x1="42.741cm" svg:y1="17.805cm" svg:x2="41.753cm" svg:y2="16.778cm">
              <text:p/>
            </draw:line>
          </draw:g>
          <draw:g>
            <draw:line draw:style-name="gr33" draw:text-style-name="P7" draw:layer="Detail" svg:x1="43.17cm" svg:y1="16.778cm" svg:x2="43.17cm" svg:y2="17.805cm">
              <text:p/>
            </draw:line>
            <draw:line draw:style-name="gr33" draw:text-style-name="P7" draw:layer="Detail" svg:x1="44.158cm" svg:y1="16.778cm" svg:x2="43.17cm" svg:y2="16.778cm">
              <text:p/>
            </draw:line>
            <draw:line draw:style-name="gr33" draw:text-style-name="P7" draw:layer="Detail" svg:x1="44.158cm" svg:y1="16.779cm" svg:x2="44.158cm" svg:y2="17.806cm">
              <text:p/>
            </draw:line>
            <draw:line draw:style-name="gr33" draw:text-style-name="P7" draw:layer="Detail" svg:x1="44.158cm" svg:y1="16.778cm" svg:x2="43.17cm" svg:y2="17.805cm">
              <text:p/>
            </draw:line>
            <draw:line draw:style-name="gr33" draw:text-style-name="P7" draw:layer="Detail" svg:x1="44.158cm" svg:y1="17.805cm" svg:x2="43.17cm" svg:y2="17.805cm">
              <text:p/>
            </draw:line>
            <draw:line draw:style-name="gr33" draw:text-style-name="P7" draw:layer="Detail" svg:x1="44.158cm" svg:y1="17.805cm" svg:x2="43.17cm" svg:y2="16.778cm">
              <text:p/>
            </draw:line>
          </draw:g>
          <draw:g>
            <draw:line draw:style-name="gr33" draw:text-style-name="P7" draw:layer="Detail" svg:x1="44.6cm" svg:y1="16.778cm" svg:x2="44.6cm" svg:y2="17.805cm">
              <text:p/>
            </draw:line>
            <draw:line draw:style-name="gr33" draw:text-style-name="P7" draw:layer="Detail" svg:x1="45.588cm" svg:y1="16.778cm" svg:x2="44.6cm" svg:y2="16.778cm">
              <text:p/>
            </draw:line>
            <draw:line draw:style-name="gr33" draw:text-style-name="P7" draw:layer="Detail" svg:x1="45.588cm" svg:y1="16.779cm" svg:x2="45.588cm" svg:y2="17.806cm">
              <text:p/>
            </draw:line>
            <draw:line draw:style-name="gr33" draw:text-style-name="P7" draw:layer="Detail" svg:x1="45.588cm" svg:y1="16.778cm" svg:x2="44.6cm" svg:y2="17.805cm">
              <text:p/>
            </draw:line>
            <draw:line draw:style-name="gr33" draw:text-style-name="P7" draw:layer="Detail" svg:x1="45.588cm" svg:y1="17.805cm" svg:x2="44.6cm" svg:y2="17.805cm">
              <text:p/>
            </draw:line>
            <draw:line draw:style-name="gr33" draw:text-style-name="P7" draw:layer="Detail" svg:x1="45.588cm" svg:y1="17.805cm" svg:x2="44.6cm" svg:y2="16.778cm">
              <text:p/>
            </draw:line>
          </draw:g>
          <draw:g>
            <draw:line draw:style-name="gr33" draw:text-style-name="P7" draw:layer="Detail" svg:x1="46.017cm" svg:y1="16.778cm" svg:x2="46.017cm" svg:y2="17.805cm">
              <text:p/>
            </draw:line>
            <draw:line draw:style-name="gr33" draw:text-style-name="P7" draw:layer="Detail" svg:x1="47.005cm" svg:y1="16.778cm" svg:x2="46.017cm" svg:y2="16.778cm">
              <text:p/>
            </draw:line>
            <draw:line draw:style-name="gr33" draw:text-style-name="P7" draw:layer="Detail" svg:x1="47.005cm" svg:y1="16.779cm" svg:x2="47.005cm" svg:y2="17.806cm">
              <text:p/>
            </draw:line>
            <draw:line draw:style-name="gr33" draw:text-style-name="P7" draw:layer="Detail" svg:x1="47.005cm" svg:y1="16.778cm" svg:x2="46.017cm" svg:y2="17.805cm">
              <text:p/>
            </draw:line>
            <draw:line draw:style-name="gr33" draw:text-style-name="P7" draw:layer="Detail" svg:x1="47.005cm" svg:y1="17.805cm" svg:x2="46.017cm" svg:y2="17.805cm">
              <text:p/>
            </draw:line>
            <draw:line draw:style-name="gr33" draw:text-style-name="P7" draw:layer="Detail" svg:x1="47.005cm" svg:y1="17.805cm" svg:x2="46.017cm" svg:y2="16.778cm">
              <text:p/>
            </draw:line>
          </draw:g>
          <draw:g>
            <draw:line draw:style-name="gr33" draw:text-style-name="P7" draw:layer="Detail" svg:x1="47.447cm" svg:y1="16.778cm" svg:x2="47.447cm" svg:y2="17.805cm">
              <text:p/>
            </draw:line>
            <draw:line draw:style-name="gr33" draw:text-style-name="P7" draw:layer="Detail" svg:x1="48.435cm" svg:y1="16.778cm" svg:x2="47.447cm" svg:y2="16.778cm">
              <text:p/>
            </draw:line>
            <draw:line draw:style-name="gr33" draw:text-style-name="P7" draw:layer="Detail" svg:x1="48.435cm" svg:y1="16.779cm" svg:x2="48.435cm" svg:y2="17.806cm">
              <text:p/>
            </draw:line>
            <draw:line draw:style-name="gr33" draw:text-style-name="P7" draw:layer="Detail" svg:x1="48.435cm" svg:y1="16.778cm" svg:x2="47.447cm" svg:y2="17.805cm">
              <text:p/>
            </draw:line>
            <draw:line draw:style-name="gr33" draw:text-style-name="P7" draw:layer="Detail" svg:x1="48.435cm" svg:y1="17.805cm" svg:x2="47.447cm" svg:y2="17.805cm">
              <text:p/>
            </draw:line>
            <draw:line draw:style-name="gr33" draw:text-style-name="P7" draw:layer="Detail" svg:x1="48.435cm" svg:y1="17.805cm" svg:x2="47.447cm" svg:y2="16.778cm">
              <text:p/>
            </draw:line>
          </draw:g>
          <draw:g>
            <draw:line draw:style-name="gr34" draw:text-style-name="P7" draw:layer="Door" svg:x1="40.426cm" svg:y1="20.163cm" svg:x2="40.602cm" svg:y2="19.844cm">
              <text:p/>
            </draw:line>
            <draw:path draw:style-name="gr34" draw:text-style-name="P7" draw:layer="Door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34" draw:text-style-name="P7" draw:layer="Door" svg:x1="40.426cm" svg:y1="20.162cm" svg:x2="40.602cm" svg:y2="20.524cm">
              <text:p/>
            </draw:line>
            <draw:path draw:style-name="gr34" draw:text-style-name="P7" draw:layer="Door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34" draw:text-style-name="P7" draw:layer="Door" svg:x1="40.426cm" svg:y1="21.007cm" svg:x2="40.602cm" svg:y2="20.645cm">
              <text:p/>
            </draw:line>
            <draw:path draw:style-name="gr34" draw:text-style-name="P7" draw:layer="Door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34" draw:text-style-name="P7" draw:layer="Door" svg:x1="40.426cm" svg:y1="21.378cm" svg:x2="40.602cm" svg:y2="21.059cm">
              <text:p/>
            </draw:line>
            <draw:path draw:style-name="gr34" draw:text-style-name="P7" draw:layer="Door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34" draw:text-style-name="P7" draw:layer="Door" svg:x1="40.426cm" svg:y1="22.002cm" svg:x2="40.55cm" svg:y2="21.78cm">
              <text:p/>
            </draw:line>
            <draw:path draw:style-name="gr34" draw:text-style-name="P7" draw:layer="Door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34" draw:text-style-name="P7" draw:layer="Door" svg:x1="40.426cm" svg:y1="21.482cm" svg:x2="40.55cm" svg:y2="21.704cm">
              <text:p/>
            </draw:line>
            <draw:path draw:style-name="gr34" draw:text-style-name="P7" draw:layer="Door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34" draw:text-style-name="P7" draw:layer="Door" svg:x1="48.326cm" svg:y1="20.163cm" svg:x2="48.15cm" svg:y2="19.844cm">
              <text:p/>
            </draw:line>
            <draw:path draw:style-name="gr34" draw:text-style-name="P7" draw:layer="Door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34" draw:text-style-name="P7" draw:layer="Door" svg:x1="48.326cm" svg:y1="20.162cm" svg:x2="48.15cm" svg:y2="20.524cm">
              <text:p/>
            </draw:line>
            <draw:path draw:style-name="gr34" draw:text-style-name="P7" draw:layer="Door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34" draw:text-style-name="P7" draw:layer="Door" svg:x1="48.326cm" svg:y1="21.007cm" svg:x2="48.15cm" svg:y2="20.645cm">
              <text:p/>
            </draw:line>
            <draw:path draw:style-name="gr34" draw:text-style-name="P7" draw:layer="Door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34" draw:text-style-name="P7" draw:layer="Door" svg:x1="48.326cm" svg:y1="22.002cm" svg:x2="48.202cm" svg:y2="21.78cm">
              <text:p/>
            </draw:line>
            <draw:path draw:style-name="gr34" draw:text-style-name="P7" draw:layer="Door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34" draw:text-style-name="P7" draw:layer="Door" svg:x1="48.326cm" svg:y1="21.482cm" svg:x2="48.202cm" svg:y2="21.704cm">
              <text:p/>
            </draw:line>
            <draw:path draw:style-name="gr34" draw:text-style-name="P7" draw:layer="Door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34" draw:text-style-name="P7" draw:layer="Door" svg:x1="48.326cm" svg:y1="21.006cm" svg:x2="48.15cm" svg:y2="21.279cm">
              <text:p/>
            </draw:line>
            <draw:path draw:style-name="gr34" draw:text-style-name="P7" draw:layer="Door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34" draw:text-style-name="P7" draw:layer="Door" svg:x1="41.551cm" svg:y1="22.912cm" svg:x2="41.551cm" svg:y2="22.613cm">
              <text:p/>
            </draw:line>
            <draw:path draw:style-name="gr34" draw:text-style-name="P7" draw:layer="Door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1.98cm" svg:y1="22.912cm" svg:x2="41.98cm" svg:y2="22.613cm">
              <text:p/>
            </draw:line>
            <draw:path draw:style-name="gr34" draw:text-style-name="P7" draw:layer="Door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2.435cm" svg:y1="22.912cm" svg:x2="42.435cm" svg:y2="22.613cm">
              <text:p/>
            </draw:line>
            <draw:path draw:style-name="gr34" draw:text-style-name="P7" draw:layer="Door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2.838cm" svg:y1="22.912cm" svg:x2="42.838cm" svg:y2="22.613cm">
              <text:p/>
            </draw:line>
            <draw:path draw:style-name="gr34" draw:text-style-name="P7" draw:layer="Door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3.28cm" svg:y1="22.912cm" svg:x2="43.28cm" svg:y2="22.613cm">
              <text:p/>
            </draw:line>
            <draw:path draw:style-name="gr34" draw:text-style-name="P7" draw:layer="Door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3.735cm" svg:y1="22.912cm" svg:x2="43.735cm" svg:y2="22.613cm">
              <text:p/>
            </draw:line>
            <draw:path draw:style-name="gr34" draw:text-style-name="P7" draw:layer="Door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4.164cm" svg:y1="22.912cm" svg:x2="44.164cm" svg:y2="22.613cm">
              <text:p/>
            </draw:line>
            <draw:path draw:style-name="gr34" draw:text-style-name="P7" draw:layer="Door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5.23cm" svg:y1="22.194cm" svg:x2="45.575cm" svg:y2="22.194cm">
              <text:p/>
            </draw:line>
            <draw:path draw:style-name="gr34" draw:text-style-name="P7" draw:layer="Door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34" draw:text-style-name="P7" draw:layer="Door" svg:x1="44.87cm" svg:y1="22.192cm" svg:x2="44.525cm" svg:y2="22.192cm">
              <text:p/>
            </draw:line>
            <draw:path draw:style-name="gr34" draw:text-style-name="P7" draw:layer="Door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34" draw:text-style-name="P7" draw:layer="Door" svg:x1="45.931cm" svg:y1="22.91cm" svg:x2="45.931cm" svg:y2="22.611cm">
              <text:p/>
            </draw:line>
            <draw:path draw:style-name="gr34" draw:text-style-name="P7" draw:layer="Door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6.361cm" svg:y1="22.91cm" svg:x2="46.361cm" svg:y2="22.611cm">
              <text:p/>
            </draw:line>
            <draw:path draw:style-name="gr34" draw:text-style-name="P7" draw:layer="Door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6.803cm" svg:y1="22.91cm" svg:x2="46.803cm" svg:y2="22.611cm">
              <text:p/>
            </draw:line>
            <draw:path draw:style-name="gr34" draw:text-style-name="P7" draw:layer="Door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7.245cm" svg:y1="22.91cm" svg:x2="47.245cm" svg:y2="22.611cm">
              <text:p/>
            </draw:line>
            <draw:path draw:style-name="gr34" draw:text-style-name="P7" draw:layer="Door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7.05cm" svg:y1="21.534cm" svg:x2="47.476cm" svg:y2="21.534cm">
              <text:p/>
            </draw:line>
            <draw:path draw:style-name="gr34" draw:text-style-name="P7" draw:layer="Door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34" draw:text-style-name="P7" draw:layer="Door" svg:x1="41.702cm" svg:y1="21.525cm" svg:x2="41.276cm" svg:y2="21.525cm">
              <text:p/>
            </draw:line>
            <draw:path draw:style-name="gr34" draw:text-style-name="P7" draw:layer="Door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34" draw:text-style-name="P7" draw:layer="Door" svg:x1="41.173cm" svg:y1="22.489cm" svg:x2="41.173cm" svg:y2="22.063cm">
              <text:p/>
            </draw:line>
            <draw:path draw:style-name="gr34" draw:text-style-name="P7" draw:layer="Door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34" draw:text-style-name="P7" draw:layer="Door" svg:x1="42.201cm" svg:y1="21.261cm" svg:x2="41.626cm" svg:y2="21.261cm">
              <text:p/>
            </draw:line>
            <draw:path draw:style-name="gr34" draw:text-style-name="P7" draw:layer="Door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34" draw:text-style-name="P7" draw:layer="Door" svg:x1="46.4cm" svg:y1="21.261cm" svg:x2="46.975cm" svg:y2="21.261cm">
              <text:p/>
            </draw:line>
            <draw:path draw:style-name="gr34" draw:text-style-name="P7" draw:layer="Door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34" draw:text-style-name="P7" draw:layer="Door" svg:x1="50.482cm" svg:y1="23.692cm" svg:x2="50.482cm" svg:y2="24.183cm">
              <text:p/>
            </draw:line>
            <draw:path draw:style-name="gr34" draw:text-style-name="P7" draw:layer="Door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34" draw:text-style-name="P7" draw:layer="Door" svg:x1="52.588cm" svg:y1="23.692cm" svg:x2="52.588cm" svg:y2="24.183cm">
              <text:p/>
            </draw:line>
            <draw:path draw:style-name="gr34" draw:text-style-name="P7" draw:layer="Door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34" draw:text-style-name="P7" draw:layer="Door" svg:x1="50.871cm" svg:y1="23.692cm" svg:x2="50.871cm" svg:y2="24.183cm">
              <text:p/>
            </draw:line>
            <draw:path draw:style-name="gr34" draw:text-style-name="P7" draw:layer="Door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34" draw:text-style-name="P7" draw:layer="Door" svg:x1="49.689cm" svg:y1="19.701cm" svg:x2="50.261cm" svg:y2="19.701cm">
              <text:p/>
            </draw:line>
            <draw:line draw:style-name="gr34" draw:text-style-name="P7" draw:layer="Door" svg:x1="51.223cm" svg:y1="19.701cm" svg:x2="51.795cm" svg:y2="19.701cm">
              <text:p/>
            </draw:line>
          </draw:g>
          <draw:g>
            <draw:line draw:style-name="gr34" draw:text-style-name="P7" draw:layer="Door" svg:x1="33.881cm" svg:y1="25.72cm" svg:x2="33.881cm" svg:y2="25.216cm">
              <text:p/>
            </draw:line>
            <draw:path draw:style-name="gr34" draw:text-style-name="P7" draw:layer="Door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34" draw:text-style-name="P7" draw:layer="Door" svg:x1="34.245cm" svg:y1="26.851cm" svg:x2="33.741cm" svg:y2="26.851cm">
              <text:p/>
            </draw:line>
            <draw:path draw:style-name="gr34" draw:text-style-name="P7" draw:layer="Door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34" draw:text-style-name="P7" draw:layer="Door" svg:x1="34.375cm" svg:y1="24.043cm" svg:x2="34.819cm" svg:y2="24.043cm">
              <text:p/>
            </draw:line>
            <draw:path draw:style-name="gr34" draw:text-style-name="P7" draw:layer="Door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34" draw:text-style-name="P7" draw:layer="Door" svg:x1="31.606cm" svg:y1="23.716cm" svg:x2="31.606cm" svg:y2="24.173cm">
              <text:p/>
            </draw:line>
            <draw:path draw:style-name="gr34" draw:text-style-name="P7" draw:layer="Door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34" draw:text-style-name="P7" draw:layer="Door" svg:x1="30.296cm" svg:y1="24.041cm" svg:x2="29.852cm" svg:y2="24.041cm">
              <text:p/>
            </draw:line>
            <draw:path draw:style-name="gr34" draw:text-style-name="P7" draw:layer="Door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34" draw:text-style-name="P7" draw:layer="Door" svg:x1="34.674cm" svg:y1="19.948cm" svg:x2="34.674cm" svg:y2="19.504cm">
              <text:p/>
            </draw:line>
            <draw:path draw:style-name="gr34" draw:text-style-name="P7" draw:layer="Door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34" draw:text-style-name="P7" draw:layer="Door" svg:x1="30.352cm" svg:y1="21.386cm" svg:x2="30.727cm" svg:y2="20.954cm">
              <text:p/>
            </draw:line>
            <draw:line draw:style-name="gr34" draw:text-style-name="P7" draw:layer="Door" svg:x1="31.359cm" svg:y1="20.228cm" svg:x2="31.734cm" svg:y2="19.796cm">
              <text:p/>
            </draw:line>
          </draw:g>
          <draw:g>
            <draw:line draw:style-name="gr34" draw:text-style-name="P7" draw:layer="Door" svg:x1="24.698cm" svg:y1="25.33cm" svg:x2="24.698cm" svg:y2="25.774cm">
              <text:p/>
            </draw:line>
            <draw:path draw:style-name="gr34" draw:text-style-name="P7" draw:layer="Door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34" draw:text-style-name="P7" draw:layer="Door" svg:x1="25.07cm" svg:y1="26.129cm" svg:x2="24.626cm" svg:y2="26.129cm">
              <text:p/>
            </draw:line>
            <draw:path draw:style-name="gr34" draw:text-style-name="P7" draw:layer="Door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34" draw:text-style-name="P7" draw:layer="Door" svg:x1="23.899cm" svg:y1="10.757cm" svg:x2="23.416cm" svg:y2="10.757cm">
              <text:p/>
            </draw:line>
            <draw:path draw:style-name="gr34" draw:text-style-name="P7" draw:layer="Door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34" draw:text-style-name="P7" draw:layer="Door" svg:x1="23.542cm" svg:y1="7.936cm" svg:x2="23.542cm" svg:y2="7.551cm">
              <text:p/>
            </draw:line>
            <draw:path draw:style-name="gr34" draw:text-style-name="P7" draw:layer="Door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34" draw:text-style-name="P7" draw:layer="Door" svg:x1="29.447cm" svg:y1="11.327cm" svg:x2="29.447cm" svg:y2="11.548cm">
              <text:p/>
            </draw:line>
            <draw:path draw:style-name="gr34" draw:text-style-name="P7" draw:layer="Door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34" draw:text-style-name="P7" draw:layer="Door" svg:x1="26.653cm" svg:y1="11.252cm" svg:x2="26.653cm" svg:y2="11.928cm">
              <text:p/>
            </draw:line>
            <draw:path draw:style-name="gr34" draw:text-style-name="P7" draw:layer="Door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34" draw:text-style-name="P7" draw:layer="Door" svg:x1="27.901cm" svg:y1="9.755cm" svg:x2="27.763cm" svg:y2="10cm">
              <text:p/>
            </draw:line>
            <draw:path draw:style-name="gr34" draw:text-style-name="P7" draw:layer="Door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34" draw:text-style-name="P7" draw:layer="Door" svg:x1="27.126cm" svg:y1="10.224cm" svg:x2="27.251cm" svg:y2="10.469cm">
              <text:p/>
            </draw:line>
            <draw:path draw:style-name="gr34" draw:text-style-name="P7" draw:layer="Door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34" draw:text-style-name="P7" draw:layer="Door" svg:x1="27.126cm" svg:y1="10.794cm" svg:x2="27.251cm" svg:y2="10.549cm">
              <text:p/>
            </draw:line>
            <draw:path draw:style-name="gr34" draw:text-style-name="P7" draw:layer="Door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34" draw:text-style-name="P7" draw:layer="Door" svg:x1="27.126cm" svg:y1="10.861cm" svg:x2="27.251cm" svg:y2="11.106cm">
              <text:p/>
            </draw:line>
            <draw:path draw:style-name="gr34" draw:text-style-name="P7" draw:layer="Door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34" draw:text-style-name="P7" draw:layer="Door" svg:x1="27.126cm" svg:y1="11.431cm" svg:x2="27.251cm" svg:y2="11.186cm">
              <text:p/>
            </draw:line>
            <draw:path draw:style-name="gr34" draw:text-style-name="P7" draw:layer="Door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34" draw:text-style-name="P7" draw:layer="Door" svg:x1="27.126cm" svg:y1="11.745cm" svg:x2="27.251cm" svg:y2="11.534cm">
              <text:p/>
            </draw:line>
            <draw:path draw:style-name="gr34" draw:text-style-name="P7" draw:layer="Door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34" draw:text-style-name="P7" draw:layer="Door" svg:x1="27.126cm" svg:y1="11.771cm" svg:x2="27.444cm" svg:y2="11.602cm">
                <text:p/>
              </draw:line>
              <draw:path draw:style-name="gr34" draw:text-style-name="P7" draw:layer="Door" svg:width="0.125cm" svg:height="0.131cm" draw:transform="skewX (-0.0649262481741891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34" draw:text-style-name="P7" draw:layer="Door" svg:x1="27.875cm" svg:y1="11.771cm" svg:x2="27.557cm" svg:y2="11.602cm">
                <text:p/>
              </draw:line>
              <draw:path draw:style-name="gr34" draw:text-style-name="P7" draw:layer="Door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34" draw:text-style-name="P7" draw:layer="Door" svg:x1="27.901cm" svg:y1="10.119cm" svg:x2="27.81cm" svg:y2="10.287cm">
                <text:p/>
              </draw:line>
              <draw:path draw:style-name="gr34" draw:text-style-name="P7" draw:layer="Door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34" draw:text-style-name="P7" draw:layer="Door" svg:x1="27.901cm" svg:y1="10.51cm" svg:x2="27.81cm" svg:y2="10.342cm">
                <text:p/>
              </draw:line>
              <draw:path draw:style-name="gr34" draw:text-style-name="P7" draw:layer="Door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34" draw:text-style-name="P7" draw:layer="Door" svg:x1="27.901cm" svg:y1="10.588cm" svg:x2="27.745cm" svg:y2="10.839cm">
                <text:p/>
              </draw:line>
              <draw:path draw:style-name="gr34" draw:text-style-name="P7" draw:layer="Door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34" draw:text-style-name="P7" draw:layer="Door" svg:x1="27.901cm" svg:y1="11.173cm" svg:x2="27.745cm" svg:y2="10.922cm">
                <text:p/>
              </draw:line>
              <draw:path draw:style-name="gr34" draw:text-style-name="P7" draw:layer="Door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34" draw:text-style-name="P7" draw:layer="Door" svg:x1="27.901cm" svg:y1="11.523cm" svg:x2="27.784cm" svg:y2="11.3cm">
              <text:p/>
            </draw:line>
            <draw:path draw:style-name="gr34" draw:text-style-name="P7" draw:layer="Door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34" draw:text-style-name="P7" draw:layer="Door" svg:x1="27.901cm" svg:y1="11.746cm" svg:x2="27.823cm" svg:y2="11.623cm">
              <text:p/>
            </draw:line>
            <draw:path draw:style-name="gr34" draw:text-style-name="P7" draw:layer="Door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34" draw:text-style-name="P7" draw:layer="Door" svg:x1="27.126cm" svg:y1="9.755cm" svg:x2="27.264cm" svg:y2="10cm">
              <text:p/>
            </draw:line>
            <draw:path draw:style-name="gr34" draw:text-style-name="P7" draw:layer="Door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34" draw:text-style-name="P7" draw:layer="Door" svg:x1="28.347cm" svg:y1="11.926cm" svg:x2="28.655cm" svg:y2="12.122cm">
              <text:p/>
            </draw:line>
            <draw:path draw:style-name="gr34" draw:text-style-name="P7" draw:layer="Door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34" draw:text-style-name="P7" draw:layer="Door" svg:x1="29.836cm" svg:y1="11.327cm" svg:x2="29.836cm" svg:y2="11.548cm">
              <text:p/>
            </draw:line>
            <draw:path draw:style-name="gr34" draw:text-style-name="P7" draw:layer="Door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34" draw:text-style-name="P7" draw:layer="Door" svg:x1="30.072cm" svg:y1="10.456cm" svg:x2="30.072cm" svg:y2="10.939cm">
              <text:p/>
            </draw:line>
            <draw:path draw:style-name="gr34" draw:text-style-name="P7" draw:layer="Door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34" draw:text-style-name="P7" draw:layer="Door" svg:x1="31.632cm" svg:y1="10.456cm" svg:x2="31.632cm" svg:y2="10.939cm">
              <text:p/>
            </draw:line>
            <draw:path draw:style-name="gr34" draw:text-style-name="P7" draw:layer="Door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34" draw:text-style-name="P7" draw:layer="Door" svg:x1="28.876cm" svg:y1="9.145cm" svg:x2="29.177cm" svg:y2="9.145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34" draw:text-style-name="P7" draw:layer="Door" svg:x1="28.876cm" svg:y1="8.703cm" svg:x2="29.177cm" svg:y2="8.703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34" draw:text-style-name="P7" draw:layer="Door" svg:x1="28.876cm" svg:y1="8.274cm" svg:x2="29.177cm" svg:y2="8.274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34" draw:text-style-name="P7" draw:layer="Door" svg:x1="30.035cm" svg:y1="9.145cm" svg:x2="29.734cm" svg:y2="9.145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34" draw:text-style-name="P7" draw:layer="Door" svg:x1="30.035cm" svg:y1="8.703cm" svg:x2="29.734cm" svg:y2="8.703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34" draw:text-style-name="P7" draw:layer="Door" svg:x1="30.035cm" svg:y1="8.274cm" svg:x2="29.734cm" svg:y2="8.274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34" draw:text-style-name="P7" draw:layer="Door" svg:x1="31.047cm" svg:y1="9.145cm" svg:x2="31.348cm" svg:y2="9.145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34" draw:text-style-name="P7" draw:layer="Door" svg:x1="31.047cm" svg:y1="8.703cm" svg:x2="31.348cm" svg:y2="8.703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34" draw:text-style-name="P7" draw:layer="Door" svg:x1="31.047cm" svg:y1="8.274cm" svg:x2="31.348cm" svg:y2="8.274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34" draw:text-style-name="P7" draw:layer="Door" svg:x1="32.232cm" svg:y1="9.145cm" svg:x2="31.931cm" svg:y2="9.145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34" draw:text-style-name="P7" draw:layer="Door" svg:x1="32.232cm" svg:y1="8.703cm" svg:x2="31.931cm" svg:y2="8.703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34" draw:text-style-name="P7" draw:layer="Door" svg:x1="32.232cm" svg:y1="8.274cm" svg:x2="31.931cm" svg:y2="8.274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34" draw:text-style-name="P7" draw:layer="Door" svg:x1="29.643cm" svg:y1="7.871cm" svg:x2="29.643cm" svg:y2="8.222cm">
              <text:p/>
            </draw:line>
            <draw:path draw:style-name="gr34" draw:text-style-name="P7" draw:layer="Door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34" draw:text-style-name="P7" draw:layer="Door" svg:x1="32.271cm" svg:y1="11.043cm" svg:x2="31.788cm" svg:y2="11.043cm">
              <text:p/>
            </draw:line>
            <draw:path draw:style-name="gr34" draw:text-style-name="P7" draw:layer="Door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34" draw:text-style-name="P7" draw:layer="Door" svg:x1="32.728cm" svg:y1="11.926cm" svg:x2="33.036cm" svg:y2="12.122cm">
              <text:p/>
            </draw:line>
            <draw:path draw:style-name="gr34" draw:text-style-name="P7" draw:layer="Door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34" draw:text-style-name="P7" draw:layer="Door" svg:x1="33.477cm" svg:y1="11.252cm" svg:x2="33.477cm" svg:y2="11.928cm">
              <text:p/>
            </draw:line>
            <draw:path draw:style-name="gr34" draw:text-style-name="P7" draw:layer="Door" svg:width="0.758cm" svg:height="0.458cm" draw:transform="skewX (-0.0664970445009839) rotate (-1.46555297289964) translate (33.9299986001359cm 11.1729016577085cm)" svg:viewBox="0 0 759 459" svg:d="M759 0c-651 1-759 459-759 459">
              <text:p/>
            </draw:path>
          </draw:g>
          <draw:g>
            <draw:line draw:style-name="gr34" draw:text-style-name="P7" draw:layer="Door" svg:x1="35.168cm" svg:y1="11.433cm" svg:x2="35.168cm" svg:y2="11.928cm">
              <text:p/>
            </draw:line>
            <draw:path draw:style-name="gr34" draw:text-style-name="P7" draw:layer="Door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34" draw:text-style-name="P7" draw:layer="Door" svg:x1="36.832cm" svg:y1="11.433cm" svg:x2="36.832cm" svg:y2="11.928cm">
              <text:p/>
            </draw:line>
            <draw:path draw:style-name="gr34" draw:text-style-name="P7" draw:layer="Door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34" draw:text-style-name="P7" draw:layer="Door" svg:x1="37.232cm" svg:y1="8.172cm" svg:x2="37.692cm" svg:y2="7.988cm">
              <text:p/>
            </draw:line>
            <draw:path draw:style-name="gr34" draw:text-style-name="P7" draw:layer="Door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34" draw:text-style-name="P7" draw:layer="Door" svg:x1="39.432cm" svg:y1="5.856cm" svg:x2="38.976cm" svg:y2="5.856cm">
              <text:p/>
            </draw:line>
            <draw:path draw:style-name="gr34" draw:text-style-name="P7" draw:layer="Door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line draw:style-name="gr34" draw:text-style-name="P7" draw:layer="Door" svg:x1="49.585cm" svg:y1="5.808cm" svg:x2="49.585cm" svg:y2="6.264cm">
              <text:p/>
            </draw:line>
            <draw:path draw:style-name="gr34" draw:text-style-name="P7" draw:layer="Door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34" draw:text-style-name="P7" draw:layer="Door" svg:x1="47.661cm" svg:y1="6.787cm" svg:x2="47.252cm" svg:y2="6.584cm">
              <text:p/>
            </draw:line>
            <draw:path draw:style-name="gr34" draw:text-style-name="P7" draw:layer="Door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34" draw:text-style-name="P7" draw:layer="Door" svg:x1="46.185cm" svg:y1="9.719cm" svg:x2="45.776cm" svg:y2="9.516cm">
              <text:p/>
            </draw:line>
            <draw:path draw:style-name="gr34" draw:text-style-name="P7" draw:layer="Door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34" draw:text-style-name="P7" draw:layer="Door" svg:x1="52.482cm" svg:y1="5.778cm" svg:x2="52.026cm" svg:y2="5.778cm">
              <text:p/>
            </draw:line>
            <draw:path draw:style-name="gr34" draw:text-style-name="P7" draw:layer="Door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34" draw:text-style-name="P7" draw:layer="Door" svg:x1="40.225cm" svg:y1="5.856cm" svg:x2="40.681cm" svg:y2="5.856cm">
              <text:p/>
            </draw:line>
            <draw:path draw:style-name="gr34" draw:text-style-name="P7" draw:layer="Door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polygon draw:style-name="gr35" draw:text-style-name="P7" draw:layer="AC_Zones" svg:width="1.769cm" svg:height="9.167cm" svg:x="19.82cm" svg:y="20.433cm" svg:viewBox="0 0 1770 9168" draw:points="1770,0 0,18 0,9168 1770,7486">
              <text:p/>
            </draw:polygon>
            <draw:polygon draw:style-name="gr35" draw:text-style-name="P7" draw:layer="AC_Zones" svg:width="1.769cm" svg:height="8.499cm" svg:x="19.82cm" svg:y="11.951cm" svg:viewBox="0 0 1770 8500" draw:points="0,8500 30,0 1751,0 1770,8482">
              <text:p/>
            </draw:polygon>
            <draw:polygon draw:style-name="gr35" draw:text-style-name="P7" draw:layer="AC_Zones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35" draw:text-style-name="P7" draw:layer="AC_Zones" svg:width="1.725cm" svg:height="5.155cm" svg:x="19.85cm" svg:y="2.346cm" svg:viewBox="0 0 1726 5156" draw:points="0,5156 0,0 1726,1711 1726,5156">
              <text:p/>
            </draw:polygon>
            <draw:polygon draw:style-name="gr35" draw:text-style-name="P7" draw:layer="AC_Zones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35" draw:text-style-name="P7" draw:layer="AC_Zones" svg:width="11.341cm" svg:height="1.991cm" svg:x="28.992cm" svg:y="11.914cm" svg:viewBox="0 0 11342 1992" draw:points="0,1992 0,0 11342,0 11342,1992">
              <text:p/>
            </draw:polygon>
            <draw:polygon draw:style-name="gr35" draw:text-style-name="P7" draw:layer="AC_Zones" svg:width="6.099cm" svg:height="2.008cm" svg:x="38.47cm" svg:y="9.901cm" svg:viewBox="0 0 6100 2009" draw:points="510,1317 0,0 6100,0 6092,2009 110,2009">
              <text:p/>
            </draw:polygon>
            <draw:polygon draw:style-name="gr35" draw:text-style-name="P7" draw:layer="AC_Zones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35" draw:text-style-name="P7" draw:layer="AC_Zones" svg:width="4.97cm" svg:height="2.97cm" svg:x="35.051cm" svg:y="4.056cm" svg:viewBox="0 0 4971 2971" draw:points="4971,0 0,0 0,2971 3922,2971 3919,695 4849,196 4910,169 4971,145">
              <text:p/>
            </draw:polygon>
            <draw:polygon draw:style-name="gr35" draw:text-style-name="P7" draw:layer="AC_Zones" svg:width="10.169cm" svg:height="1.714cm" svg:x="19.85cm" svg:y="2.342cm" svg:viewBox="0 0 10170 1715" draw:points="0,0 10170,0 10170,1715 1721,1715">
              <text:p/>
            </draw:polygon>
            <draw:custom-shape draw:style-name="gr36" draw:text-style-name="P7" draw:layer="AC_Zones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35" draw:text-style-name="P7" draw:layer="AC_Zones" svg:width="12.188cm" svg:height="1.666cm" svg:x="19.82cm" svg:y="27.919cm" svg:viewBox="0 0 12189 1667" draw:points="12189,1667 0,1667 1770,0 12189,0">
              <text:p/>
            </draw:polygon>
            <draw:polygon draw:style-name="gr35" draw:text-style-name="P7" draw:layer="AC_Zones" svg:width="11.31cm" svg:height="1.671cm" svg:x="32.009cm" svg:y="27.919cm" svg:viewBox="0 0 11311 1672" draw:points="11311,0 11311,1672 0,1672 0,0">
              <text:p/>
            </draw:polygon>
            <draw:polygon draw:style-name="gr35" draw:text-style-name="P7" draw:layer="AC_Zones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35" draw:text-style-name="P7" draw:layer="AC_Zones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35" draw:text-style-name="P7" draw:layer="AC_Zones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35" draw:text-style-name="P7" draw:layer="AC_Zones" svg:width="10.091cm" svg:height="1.727cm" svg:x="39.27cm" svg:y="2.342cm" svg:viewBox="0 0 10092 1728" draw:points="0,0 8374,9 10092,1728 0,1715">
              <text:p/>
            </draw:polygon>
            <draw:polygon draw:style-name="gr35" draw:text-style-name="P7" draw:layer="AC_Zones" svg:width="10.754cm" svg:height="3.069cm" svg:x="47.644cm" svg:y="1cm" svg:viewBox="0 0 10755 3070" draw:points="1717,3070 0,1351 0,0 10755,2 8840,1711 1717,1717">
              <text:p/>
            </draw:polygon>
            <draw:polygon draw:style-name="gr35" draw:text-style-name="P7" draw:layer="AC_Zones" svg:width="2.528cm" svg:height="7.46cm" svg:x="55.87cm" svg:y="1.002cm" svg:viewBox="0 0 2529 7461" draw:points="614,1716 0,7271 1681,7461 2529,0">
              <text:p/>
            </draw:polygon>
            <draw:polygon draw:style-name="gr35" draw:text-style-name="P7" draw:layer="AC_Zones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35" draw:text-style-name="P7" draw:layer="AC_Zones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35" draw:text-style-name="P7" draw:layer="AC_Zones" svg:width="1.745cm" svg:height="7.696cm" svg:x="51.392cm" svg:y="11.898cm" svg:viewBox="0 0 1746 7697" draw:points="428,1753 428,6008 1741,6008 0,7697 0,0 1746,0 1741,1347">
              <text:p/>
            </draw:polygon>
            <draw:polygon draw:style-name="gr35" draw:text-style-name="P7" draw:layer="AC_Zones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35" draw:text-style-name="P7" draw:layer="AC_Zones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35" draw:text-style-name="P7" draw:layer="AC_Zones" svg:width="2.581cm" svg:height="9.439cm" svg:x="53.76cm" svg:y="20.151cm" svg:viewBox="0 0 2582 9440" draw:points="0,7768 1571,9440 2582,0 785,436">
              <text:p/>
            </draw:polygon>
            <draw:polygon draw:style-name="gr35" draw:text-style-name="P7" draw:layer="AC_Zones" svg:width="5.883cm" svg:height="1.733cm" svg:x="34.069cm" svg:y="17.757cm" svg:viewBox="0 0 5884 1734" draw:points="744,1734 1,1734 0,0 519,179 5884,177 5884,1444 751,1444">
              <text:p/>
            </draw:polygon>
            <draw:custom-shape draw:style-name="gr37" draw:text-style-name="P7" draw:layer="AC_Zones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4.709cm" svg:height="3.749cm" svg:x="39.451cm" svg:y="24.169cm" svg:viewBox="0 0 14710 3750" draw:points="14309,3750 0,3750 0,0 14710,0">
              <text:p/>
            </draw:polygon>
            <draw:polygon draw:style-name="gr35" draw:text-style-name="P7" draw:layer="AC_Zones" svg:width="12.01cm" svg:height="1.671cm" svg:x="43.32cm" svg:y="27.919cm" svg:viewBox="0 0 12011 1672" draw:points="12011,1672 0,1672 0,0 10440,0">
              <text:p/>
            </draw:polygon>
            <draw:custom-shape draw:style-name="gr38" draw:text-style-name="P7" draw:layer="AC_Zones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8.893cm" svg:height="4.004cm" svg:x="40.334cm" svg:y="9.901cm" svg:viewBox="0 0 8894 4005" draw:points="4236,0 8886,0 8894,3997 0,4005 0,2009 4228,2009">
              <text:p/>
            </draw:polygon>
            <draw:custom-shape draw:style-name="gr39" draw:text-style-name="P7" draw:layer="AC_Zones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7" draw:layer="AC_Zones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AC_Zones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AC_Zones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7" draw:layer="AC_Zones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7" draw:layer="AC_Zones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7" draw:layer="AC_Zones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.98cm" svg:height="2.068cm" svg:x="36.339cm" svg:y="7.496cm" svg:viewBox="0 0 1981 2069" draw:points="1152,0 0,0 16,2069 1981,2069">
              <text:p/>
            </draw:polygon>
            <draw:custom-shape draw:style-name="gr46" draw:text-style-name="P7" draw:layer="AC_Zones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7" draw:layer="AC_Zones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7" draw:layer="AC_Zones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7" draw:layer="AC_Zones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7" draw:layer="AC_Zones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7" draw:layer="AC_Zones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7" draw:layer="AC_Zones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7" draw:layer="AC_Zones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7" draw:layer="AC_Zones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7" draw:layer="AC_Zones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AC_Zones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AC_Zones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7" draw:layer="AC_Zones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7" draw:layer="AC_Zones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" draw:layer="AC_Zones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2.522cm" svg:height="2.336cm" svg:x="29.853cm" svg:y="19.491cm" svg:viewBox="0 0 2523 2337" draw:points="2017,0 2523,0 2523,2337 0,2337 916,1284">
              <text:p/>
            </draw:polygon>
            <draw:polygon draw:style-name="gr35" draw:text-style-name="P7" draw:layer="AC_Zones" svg:width="2.304cm" svg:height="2.348cm" svg:x="36.676cm" svg:y="9.565cm" svg:viewBox="0 0 2305 2349" draw:points="1644,0 0,0 0,2349 1903,2349 2305,1653">
              <text:p/>
            </draw:polygon>
            <draw:custom-shape draw:style-name="gr61" draw:text-style-name="P7" draw:layer="AC_Zones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7" draw:layer="AC_Zones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7" draw:layer="AC_Zones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7" draw:layer="AC_Zones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7" draw:layer="AC_Zones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4.05cm" svg:height="1.736cm" svg:x="45.57cm" svg:y="8.164cm" svg:viewBox="0 0 4051 1737" draw:points="0,1737 4051,1737 4051,0 900,0">
              <text:p/>
            </draw:polygon>
            <draw:polygon draw:style-name="gr35" draw:text-style-name="P7" draw:layer="AC_Zones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66" draw:text-style-name="P8" draw:layer="Uni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Uni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Uni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Uni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Uni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9" draw:layer="Uni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3" draw:layer="Uni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Uni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Uni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Uni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1" draw:layer="Uni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Uni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Uni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Uni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" draw:layer="Uni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Uni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8" draw:layer="Uni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" draw:layer="Uni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0" draw:layer="Uni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0" draw:layer="Uni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2" draw:layer="Uni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3" draw:layer="Uni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Uni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Uni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Uni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0" draw:layer="Uni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Uni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2" draw:layer="Uni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8" draw:layer="Uni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8" draw:layer="Uni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" draw:layer="Uni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" draw:layer="Uni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" draw:layer="Uni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8" draw:layer="Uni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Uni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Uni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Uni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Uni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Uni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3" draw:layer="Uni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1" draw:layer="Uni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Uni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3" draw:layer="Uni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Uni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8" draw:layer="Uni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Uni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Uni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0" draw:layer="Uni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2" draw:layer="Uni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8" draw:layer="Uni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9" draw:layer="Uni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Uni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Uni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0" draw:layer="Uni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2" draw:layer="Uni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1" draw:layer="Uni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3" draw:layer="Uni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3" draw:layer="Uni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3" draw:layer="Uni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Uni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2" draw:layer="Uni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Uni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Uni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Uni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Uni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1" draw:layer="Uni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Uni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1" draw:layer="Uni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Uni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Uni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Uni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2" draw:layer="Uni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Uni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0" draw:layer="Uni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Uni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Uni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Uni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Uni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Uni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0" draw:layer="Uni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0" draw:layer="Uni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0" draw:layer="Uni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Uni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9" draw:layer="Uni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1:05:48.725000000</dc:date>
    <meta:editing-duration>PT6H22M19S</meta:editing-duration>
    <meta:editing-cycles>109</meta:editing-cycles>
    <meta:generator>LibreOffice/5.2.3.3$Windows_x86 LibreOffice_project/d54a8868f08a7b39642414cf2c8ef2f228f780cf</meta:generator>
    <meta:document-statistic meta:object-count="921"/>
  </office:meta>
</office:document-meta>
</file>